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C00002597000025A47FBC943C.svm"/>
  <manifest:file-entry manifest:media-type="" manifest:full-path="Pictures/"/>
  <manifest:file-entry manifest:media-type="application/binary" manifest:full-path="layout-cache"/>
  <manifest:file-entry manifest:media-type="application/x-openoffice-wmf;windows_formatname=&quot;Image WMF&quot;" manifest:full-path="ObjectReplacements/Obj0012D2C9"/>
  <manifest:file-entry manifest:media-type="application/x-openoffice-wmf;windows_formatname=&quot;Image WMF&quot;" manifest:full-path="ObjectReplacements/Obj0012D2CB"/>
  <manifest:file-entry manifest:media-type="" manifest:full-path="ObjectReplacements/"/>
  <manifest:file-entry manifest:media-type="text/xml" manifest:full-path="content.xml"/>
  <manifest:file-entry manifest:media-type="application/vnd.sun.star.oleobject" manifest:full-path="Obj0012D2C9"/>
  <manifest:file-entry manifest:media-type="application/vnd.sun.star.oleobject" manifest:full-path="Obj0012D2CB"/>
  <manifest:file-entry manifest:media-type="text/xml" manifest:full-path="styles.xml"/>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language="en" fo:country="US"/>
    </style:style>
    <style:style style:name="P2" style:family="paragraph" style:parent-style-name="Text_20_body_20_indent">
      <style:paragraph-properties fo:margin-left="0cm" fo:margin-right="0cm" fo:text-indent="0cm" style:auto-text-indent="false"/>
    </style:style>
    <style:style style:name="P3" style:family="paragraph" style:parent-style-name="Standard">
      <style:paragraph-properties fo:margin-left="0.004cm" fo:margin-right="0cm" fo:text-indent="0cm" style:auto-text-indent="false">
        <style:tab-stops>
          <style:tab-stop style:position="2.54cm"/>
        </style:tab-stops>
      </style:paragraph-properties>
      <style:text-properties fo:language="en" fo:country="US"/>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paragraph-properties fo:margin-left="0cm" fo:margin-right="0cm" fo:text-indent="0cm" style:auto-text-indent="false">
        <style:tab-stops>
          <style:tab-stop style:position="3.747cm"/>
        </style:tab-stops>
      </style:paragraph-properties>
      <style:text-properties fo:language="en" fo:country="US"/>
    </style:style>
    <style:style style:name="P6" style:family="paragraph" style:parent-style-name="Heading_20_3">
      <style:paragraph-properties>
        <style:tab-stops>
          <style:tab-stop style:position="3.112cm"/>
        </style:tab-stops>
      </style:paragraph-properties>
      <style:text-properties fo:language="en" fo:country="US"/>
    </style:style>
    <style:style style:name="P7" style:family="paragraph" style:parent-style-name="Standard">
      <style:paragraph-properties>
        <style:tab-stops>
          <style:tab-stop style:position="3.112cm"/>
        </style:tab-stops>
      </style:paragraph-properties>
    </style:style>
    <style:style style:name="P8" style:family="paragraph" style:parent-style-name="Standard">
      <style:paragraph-properties>
        <style:tab-stops>
          <style:tab-stop style:position="3.112cm"/>
        </style:tab-stops>
      </style:paragraph-properties>
      <style:text-properties fo:language="en" fo:country="US"/>
    </style:style>
    <style:style style:name="P9" style:family="paragraph" style:parent-style-name="Heading_20_3">
      <style:paragraph-properties>
        <style:tab-stops>
          <style:tab-stop style:position="3.112cm"/>
        </style:tab-stops>
      </style:paragraph-properties>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P10" style:family="paragraph" style:parent-style-name="Heading_20_1">
      <style:paragraph-properties>
        <style:tab-stops>
          <style:tab-stop style:position="3.112cm"/>
        </style:tab-stops>
      </style:paragraph-properties>
    </style:style>
    <style:style style:name="P11" style:family="paragraph" style:parent-style-name="Heading_20_4">
      <style:paragraph-properties>
        <style:tab-stops>
          <style:tab-stop style:position="3.112cm"/>
        </style:tab-stops>
      </style:paragraph-properties>
      <style:text-properties fo:language="en" fo:country="US"/>
    </style:style>
    <style:style style:name="P12" style:family="paragraph" style:parent-style-name="Heading_20_1" style:master-page-name="Standard">
      <style:text-properties fo:language="en" fo:country="US"/>
    </style:style>
    <style:style style:name="P13" style:family="paragraph" style:parent-style-name="Contents_20_1">
      <style:paragraph-properties>
        <style:tab-stops>
          <style:tab-stop style:position="16cm" style:type="right" style:leader-style="dotted" style:leader-text="."/>
        </style:tab-stops>
      </style:paragraph-properties>
    </style:style>
    <style:style style:name="P14" style:family="paragraph" style:parent-style-name="Contents_20_2">
      <style:paragraph-properties>
        <style:tab-stops>
          <style:tab-stop style:position="16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Standard">
      <style:paragraph-properties>
        <style:tab-stops>
          <style:tab-stop style:position="15.984cm" style:type="right" style:leader-style="solid" style:leader-text="_"/>
        </style:tab-stops>
      </style:paragraph-properties>
      <style:text-properties fo:language="en" fo:country="US"/>
    </style:style>
    <style:style style:name="P17" style:family="paragraph" style:parent-style-name="Heading_20_2">
      <style:text-properties fo:language="en" fo:country="US"/>
    </style:style>
    <style:style style:name="P18" style:family="paragraph" style:parent-style-name="Heading_20_3">
      <style:text-properties fo:language="en" fo:country="US"/>
    </style:style>
    <style:style style:name="P19" style:family="paragraph" style:parent-style-name="Standard" style:list-style-name="WW8Num24">
      <style:paragraph-properties fo:margin-left="0cm" fo:margin-right="0cm" fo:text-indent="0cm" style:auto-text-indent="false"/>
      <style:text-properties fo:language="en" fo:country="US"/>
    </style:style>
    <style:style style:name="P20" style:family="paragraph" style:parent-style-name="Standard">
      <style:paragraph-properties fo:margin-left="0.635cm" fo:margin-right="0cm" fo:text-indent="0cm" style:auto-text-indent="false"/>
      <style:text-properties fo:language="en" fo:country="US"/>
    </style:style>
    <style:style style:name="P21" style:family="paragraph" style:parent-style-name="Standard">
      <style:text-properties fo:font-size="10pt" fo:language="en" fo:country="US" style:font-size-asian="10pt"/>
    </style:style>
    <style:style style:name="P22" style:family="paragraph" style:parent-style-name="Standard" style:list-style-name="WW8Num6">
      <style:paragraph-properties fo:margin-left="0cm" fo:margin-right="0cm" fo:text-indent="0cm" style:auto-text-indent="false"/>
    </style:style>
    <style:style style:name="P23" style:family="paragraph" style:parent-style-name="Standard" style:list-style-name="WW8Num30">
      <style:paragraph-properties fo:margin-left="0.004cm" fo:margin-right="0cm" fo:text-indent="0cm" style:auto-text-indent="false">
        <style:tab-stops>
          <style:tab-stop style:position="2.54cm"/>
        </style:tab-stops>
      </style:paragraph-properties>
      <style:text-properties fo:language="en" fo:country="US"/>
    </style:style>
    <style:style style:name="P24" style:family="paragraph" style:parent-style-name="Footnote">
      <style:text-properties fo:language="en" fo:country="US"/>
    </style:style>
    <style:style style:name="P25" style:family="paragraph" style:parent-style-name="Heading_20_4">
      <style:text-properties fo:language="en" fo:country="US"/>
    </style:style>
    <style:style style:name="P26" style:family="paragraph" style:parent-style-name="Standard">
      <style:text-properties fo:language="en" fo:country="US" fo:font-style="italic" fo:font-weight="normal" style:font-style-asian="italic" style:font-weight-asian="normal" style:font-style-complex="italic" style:font-weight-complex="normal"/>
    </style:style>
    <style:style style:name="P27" style:family="paragraph" style:parent-style-name="Standard">
      <style:text-properties fo:language="en" fo:country="US" fo:font-weight="normal" style:font-weight-asian="normal" style:font-weight-complex="normal"/>
    </style:style>
    <style:style style:name="P28" style:family="paragraph" style:parent-style-name="Standard">
      <style:text-properties fo:language="en" fo:country="US" fo:font-style="normal" fo:font-weight="normal" style:font-style-asian="normal" style:font-weight-asian="normal" style:font-style-complex="normal" style:font-weight-complex="normal"/>
    </style:style>
    <style:style style:name="P29" style:family="paragraph" style:parent-style-name="Standard" style:list-style-name="WW8Num28">
      <style:paragraph-properties fo:margin-left="0cm" fo:margin-right="0cm" fo:text-indent="0cm" style:auto-text-indent="false"/>
      <style:text-properties fo:language="en" fo:country="US"/>
    </style:style>
    <style:style style:name="P30" style:family="paragraph" style:parent-style-name="Standard" style:list-style-name="WW8Num28">
      <style:paragraph-properties fo:margin-left="0cm" fo:margin-right="0cm" fo:text-indent="0cm" style:auto-text-indent="false"/>
    </style:style>
    <style:style style:name="P31" style:family="paragraph" style:parent-style-name="Standard">
      <style:text-properties fo:language="en" fo:country="US" fo:font-style="italic" style:font-style-asian="italic" style:font-style-complex="italic"/>
    </style:style>
    <style:style style:name="P32" style:family="paragraph" style:parent-style-name="Standard">
      <style:text-properties fo:language="en" fo:country="US" fo:font-style="normal" style:font-style-asian="normal" style:font-style-complex="normal"/>
    </style:style>
    <style:style style:name="P33" style:family="paragraph" style:parent-style-name="Heading_20_1">
      <style:text-properties fo:language="en" fo:country="US"/>
    </style:style>
    <style:style style:name="P34" style:family="paragraph" style:parent-style-name="Standard">
      <style:text-properties fo:font-size="10pt" fo:language="en" fo:country="US" style:font-size-asian="10pt" style:language-asian="en" style:country-asian="US"/>
    </style:style>
    <style:style style:name="P35" style:family="paragraph">
      <style:paragraph-properties fo:margin-left="0.319cm" fo:margin-right="0.319cm" fo:text-align="center" fo:text-indent="0cm"/>
      <style:text-properties fo:font-size="24pt"/>
    </style:style>
    <style:style style:name="P36" style:family="paragraph">
      <style:paragraph-properties fo:text-align="center"/>
    </style:style>
    <style:style style:name="P37" style:family="paragraph">
      <style:paragraph-properties fo:text-align="center" style:text-autospace="none" style:writing-mode="lr-tb"/>
    </style:style>
    <style:style style:name="P38" style:family="paragraph">
      <style:paragraph-properties style:text-autospace="none" style:writing-mode="lr-tb"/>
    </style:style>
    <style:style style:name="P39" style:family="paragraph">
      <style:paragraph-properties fo:margin-left="0.319cm" fo:margin-right="0.319cm" fo:text-indent="0cm" style:text-autospace="none" style:writing-mode="lr-tb"/>
    </style:style>
    <style:style style:name="P40" style:family="paragraph">
      <style:paragraph-properties style:writing-mode="lr-tb"/>
    </style:style>
    <style:style style:name="P41" style:family="paragraph" style:parent-style-name="Standard">
      <style:paragraph-properties>
        <style:tab-stops>
          <style:tab-stop style:position="3.112cm"/>
        </style:tab-stops>
      </style:paragraph-properties>
      <style:text-properties fo:font-size="10pt" fo:language="en" fo:country="US" style:font-size-asian="10pt" style:language-asian="en" style:country-asian="US"/>
    </style:style>
    <style:style style:name="P42" style:family="paragraph">
      <style:paragraph-properties fo:margin-left="0.319cm" fo:margin-right="0.319cm" fo:text-align="center" fo:text-indent="0cm"/>
    </style:style>
    <style:style style:name="P43" style:family="paragraph" style:parent-style-name="Standard" style:list-style-name="WW8Num2">
      <style:paragraph-properties fo:margin-left="0cm" fo:margin-right="0cm" fo:text-indent="0cm" style:auto-text-indent="false">
        <style:tab-stops>
          <style:tab-stop style:position="3.747cm"/>
        </style:tab-stops>
      </style:paragraph-properties>
      <style:text-properties fo:language="en" fo:country="US"/>
    </style:style>
    <style:style style:name="P44" style:family="paragraph" style:parent-style-name="Standard" style:list-style-name="WW8Num9">
      <style:paragraph-properties fo:margin-left="0cm" fo:margin-right="0cm" fo:text-indent="0cm" style:auto-text-indent="false">
        <style:tab-stops>
          <style:tab-stop style:position="3.747cm"/>
        </style:tab-stops>
      </style:paragraph-properties>
      <style:text-properties fo:language="en" fo:country="US"/>
    </style:style>
    <style:style style:name="P45" style:family="paragraph" style:parent-style-name="Standard">
      <style:text-properties fo:font-style="italic" style:font-style-asian="italic" style:font-style-complex="italic"/>
    </style:style>
    <style:style style:name="P46" style:family="paragraph" style:parent-style-name="Heading_20_1">
      <style:paragraph-properties>
        <style:tab-stops>
          <style:tab-stop style:position="3.112cm"/>
        </style:tab-stops>
      </style:paragraph-properties>
      <style:text-properties style:font-name="Times New Roman" fo:font-size="11pt" fo:language="en" fo:country="US" fo:font-style="italic" fo:font-weight="normal" style:font-size-asian="11pt" style:font-style-asian="italic" style:font-weight-asian="normal" style:font-size-complex="11pt" style:font-style-complex="italic" style:font-weight-complex="normal"/>
    </style:style>
    <style:style style:name="P47" style:family="paragraph" style:parent-style-name="Heading_20_1">
      <style:paragraph-properties>
        <style:tab-stops>
          <style:tab-stop style:position="3.112cm"/>
        </style:tab-stops>
      </style:paragraph-properties>
      <style:text-properties fo:language="en" fo:country="US"/>
    </style:style>
    <style:style style:name="P48" style:family="paragraph" style:parent-style-name="Heading_20_2">
      <style:paragraph-properties>
        <style:tab-stops>
          <style:tab-stop style:position="3.112cm"/>
        </style:tab-stops>
      </style:paragraph-properties>
      <style:text-properties fo:language="en" fo:country="US"/>
    </style:style>
    <style:style style:name="P49" style:family="paragraph" style:parent-style-name="Heading_20_2">
      <style:paragraph-properties>
        <style:tab-stops>
          <style:tab-stop style:position="3.112cm"/>
        </style:tab-stops>
      </style:paragraph-properties>
    </style:style>
    <style:style style:name="P50" style:family="paragraph" style:parent-style-name="Standard" style:list-style-name="WW8Num11">
      <style:paragraph-properties fo:margin-left="0cm" fo:margin-right="0cm" fo:text-indent="0cm" style:auto-text-indent="false">
        <style:tab-stops>
          <style:tab-stop style:position="3.747cm"/>
        </style:tab-stops>
      </style:paragraph-properties>
      <style:text-properties fo:language="en" fo:country="US"/>
    </style:style>
    <style:style style:name="P51" style:family="paragraph" style:parent-style-name="Standard">
      <style:paragraph-properties>
        <style:tab-stops>
          <style:tab-stop style:position="3.112cm"/>
        </style:tab-stops>
      </style:paragraph-properties>
      <style:text-properties fo:color="#000000" fo:font-style="italic" style:font-style-asian="italic" style:font-size-complex="24pt"/>
    </style:style>
    <style:style style:name="P52" style:family="paragraph" style:parent-style-name="WW-Platte_20_tekst_20_2">
      <style:paragraph-properties>
        <style:tab-stops>
          <style:tab-stop style:position="3.112cm"/>
        </style:tab-stops>
      </style:paragraph-properties>
    </style:style>
    <style:style style:name="P53" style:family="paragraph" style:parent-style-name="Standard">
      <style:paragraph-properties>
        <style:tab-stops>
          <style:tab-stop style:position="3.112cm"/>
        </style:tab-stops>
      </style:paragraph-properties>
      <style:text-properties fo:color="#000000" fo:language="en" fo:country="US" style:font-size-complex="24pt" style:font-style-complex="italic"/>
    </style:style>
    <style:style style:name="T1" style:family="text">
      <style:text-properties fo:font-size="10pt" fo:language="en" fo:country="US" fo:font-style="italic" style:font-size-asian="10pt" style:font-style-asian="italic" style:font-style-complex="italic"/>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font-size="10pt" fo:language="en" fo:country="US" style:font-size-asian="10pt"/>
    </style:style>
    <style:style style:name="T5" style:family="text" style:parent-style-name="Footnote_20_Symbol">
      <style:text-properties fo:language="en" fo:country="US"/>
    </style:style>
    <style:style style:name="T6" style:family="text">
      <style:text-properties fo:language="en" fo:country="US" fo:font-weight="normal" style:font-weight-asian="normal" style:font-weight-complex="normal"/>
    </style:style>
    <style:style style:name="T7" style:family="text">
      <style:text-properties fo:color="#000000" style:font-name="Times New Roman" fo:font-size="16pt" fo:language="nl" fo:country="NL" style:font-name-asian="Times New Roman" style:font-size-asian="16pt" style:font-name-complex="Times New Roman" style:font-size-complex="24pt" style:language-complex="ar" style:country-complex="SA"/>
    </style:style>
    <style:style style:name="T8" style:family="text">
      <style:text-properties fo:color="#000000" style:font-name="Times New Roman" fo:font-size="16pt" fo:language="nl" fo:country="NL" style:font-name-asian="Times New Roman" style:font-size-asian="16pt" style:font-name-complex="Times New Roman" style:font-size-complex="16pt" style:language-complex="ar" style:country-complex="SA"/>
    </style:style>
    <style:style style:name="T9" style:family="text">
      <style:text-properties style:use-window-font-color="true" style:font-name="Times New Roman" fo:font-size="12pt" fo:language="nl" fo:country="NL" style:font-name-asian="Times New Roman" style:font-size-asian="12pt" style:font-name-complex="Times New Roman" style:font-size-complex="12pt" style:language-complex="ar" style:country-complex="SA"/>
    </style:style>
    <style:style style:name="T10" style:family="text">
      <style:text-properties fo:color="#000000" style:font-name="Times New Roman" fo:font-size="12pt" fo:language="nl" fo:country="NL" fo:font-style="italic" style:font-name-asian="Times New Roman" style:font-size-asian="12pt" style:font-style-asian="italic" style:font-name-complex="Times New Roman" style:font-size-complex="24pt" style:language-complex="ar" style:country-complex="SA"/>
    </style:style>
    <style:style style:name="T11" style:family="text">
      <style:text-properties fo:font-style="normal" style:font-style-asian="normal" style:font-style-complex="normal"/>
    </style:style>
    <style:style style:name="T12"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13" style:family="text">
      <style:text-properties fo:language="en" fo:country="US" fo:font-style="italic" style:font-style-asian="italic" style:font-style-complex="italic"/>
    </style:style>
    <style:style style:name="T14" style:family="text">
      <style:text-properties style:font-name="Wingdings" fo:language="en" fo:country="US"/>
    </style:style>
    <style:style style:name="fr1"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13.592cm" draw:visible-area-height="12.091cm" draw:draw-aspect="content"/>
    </style:style>
    <style:style style:name="fr2"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16.989cm" draw:visible-area-height="25.813cm" draw:draw-aspect="content"/>
    </style:style>
    <style:style style:name="fr3"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16.264cm" draw:visible-area-height="25.477cm" draw:draw-aspect="content"/>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fill="solid" draw:fill-color="#00cc99" draw:textarea-horizontal-align="center" draw:textarea-vertical-align="middle" fo:padding-top="0.012cm" fo:padding-bottom="0.012cm" fo:padding-left="0.012cm" fo:padding-right="0.012cm" draw:shadow="hidden" style:run-through="foreground"/>
    </style:style>
    <style:style style:name="gr5" style:family="graphic">
      <style:graphic-properties draw:stroke="none" draw:fill="none" draw:fill-color="#ffffff" draw:textarea-vertical-align="middle" draw:auto-grow-height="false" draw:auto-grow-width="true" fo:min-height="0.099cm" fo:min-width="3.56cm" fo:padding-top="0.127cm" fo:padding-bottom="0.127cm" fo:padding-left="0.254cm" fo:padding-right="0.254cm" style:run-through="foreground"/>
    </style:style>
    <style:style style:name="gr6" style:family="graphic">
      <style:graphic-properties draw:stroke="none" draw:fill="none" draw:fill-color="#00cc99" draw:auto-grow-height="true" draw:auto-grow-width="true" fo:min-height="0.681cm" fo:min-width="0.854cm" fo:padding-top="0.127cm" fo:padding-bottom="0.127cm" fo:padding-left="0.254cm" fo:padding-right="0.254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none" draw:fill-color="#00cc99" draw:auto-grow-height="true" draw:auto-grow-width="true" fo:min-height="1.016cm" fo:min-width="0.004cm" fo:padding-top="0.127cm" fo:padding-bottom="0.127cm" fo:padding-left="0.254cm" fo:padding-right="0.254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none" draw:fill-color="#00cc99" draw:auto-grow-height="true" draw:auto-grow-width="true" fo:min-height="0.681cm" fo:min-width="3.129cm" fo:padding-top="0.127cm" fo:padding-bottom="0.127cm" fo:padding-left="0.254cm" fo:padding-right="0.254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none" draw:fill-color="#ffffff" draw:textarea-vertical-align="middle" draw:auto-grow-height="false" draw:auto-grow-width="true" fo:min-height="0.099cm" fo:min-width="2.514cm" fo:padding-top="0.127cm" fo:padding-bottom="0.127cm" fo:padding-left="0.254cm" fo:padding-right="0.254cm" style:run-through="foreground"/>
    </style:style>
    <style:style style:name="gr10" style:family="graphic">
      <style:graphic-properties draw:stroke="none" draw:fill="none" draw:fill-color="#00cc99" draw:auto-grow-height="true" draw:auto-grow-width="true" fo:min-height="0.681cm" fo:min-width="2.367cm" fo:padding-top="0.127cm" fo:padding-bottom="0.127cm" fo:padding-left="0.254cm" fo:padding-right="0.254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00cc99" draw:auto-grow-height="true" draw:auto-grow-width="true" fo:min-height="0.679cm" fo:min-width="3.496cm" fo:padding-top="0.127cm" fo:padding-bottom="0.127cm" fo:padding-left="0.254cm" fo:padding-right="0.254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draw:fill="none" draw:fill-color="#ffffff" draw:textarea-vertical-align="middle" draw:auto-grow-height="false" draw:auto-grow-width="true" fo:min-height="0.099cm" fo:min-width="1.646cm" fo:padding-top="0.127cm" fo:padding-bottom="0.127cm" fo:padding-left="0.254cm" fo:padding-right="0.254cm" style:run-through="foreground"/>
    </style:style>
    <style:style style:name="gr13" style:family="graphic">
      <style:graphic-properties draw:stroke="none" draw:fill="none" draw:fill-color="#ffffff" draw:textarea-vertical-align="middle" draw:auto-grow-height="false" draw:auto-grow-width="true" fo:min-height="0.099cm" fo:min-width="1.785cm" fo:padding-top="0.127cm" fo:padding-bottom="0.127cm" fo:padding-left="0.254cm" fo:padding-right="0.254cm" style:run-through="foreground"/>
    </style:style>
    <style:style style:name="gr14" style:family="graphic">
      <style:graphic-properties draw:stroke="solid" svg:stroke-width="0.026cm" svg:stroke-color="#000000" draw:fill="solid" draw:fill-color="#00cc99"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none" draw:fill-color="#ffffff" draw:textarea-vertical-align="middle" draw:auto-grow-height="false" draw:auto-grow-width="true" fo:min-height="0.099cm" fo:min-width="1.879cm" fo:padding-top="0.127cm" fo:padding-bottom="0.127cm" fo:padding-left="0.254cm" fo:padding-right="0.254cm" style:run-through="foreground"/>
    </style:style>
  </office:automatic-styles>
  <office:body>
    <office:text>
      <office:forms form:automatic-focus="false" form:apply-design-mode="false"/>
      <text:tracked-changes>
        <text:changed-region text:id="ct-1372194912">
          <text:insertion>
            <office:change-info>
              <dc:creator>9834</dc:creator>
              <dc:date>2003-10-27T04:02:00</dc:date>
            </office:change-info>
          </text:insertion>
        </text:changed-region>
        <text:changed-region text:id="ct-1387924224">
          <text:insertion>
            <office:change-info>
              <dc:creator>unknown</dc:creator>
              <dc:date>2007-04-25T19:34:00</dc:date>
            </office:change-info>
          </text:insertion>
        </text:changed-region>
        <text:changed-region text:id="ct-1387924112">
          <text:insertion>
            <office:change-info>
              <dc:creator>9834</dc:creator>
              <dc:date>2003-10-27T04:02:00</dc:date>
            </office:change-info>
          </text:insertion>
        </text:changed-region>
        <text:changed-region text:id="ct-1372197332">
          <text:deletion>
            <office:change-info>
              <dc:creator>9834</dc:creator>
              <dc:date>2003-10-27T04:02:00</dc:date>
            </office:change-info>
            <text:p text:style-name="P1">:</text:p>
          </text:deletion>
        </text:changed-region>
        <text:changed-region text:id="ct-1372214392">
          <text:insertion>
            <office:change-info>
              <dc:creator>9834</dc:creator>
              <dc:date>2003-10-13T03:14:00</dc:date>
            </office:change-info>
          </text:insertion>
        </text:changed-region>
        <text:changed-region text:id="ct-1372214280">
          <text:deletion>
            <office:change-info>
              <dc:creator>9834</dc:creator>
              <dc:date>2003-10-10T02:05:00</dc:date>
            </office:change-info>
            <text:p text:style-name="P1"><draw:frame draw:style-name="fr1" draw:name="Object3" text:anchor-type="as-char" svg:width="13.591cm" svg:height="12.09cm" draw:z-index="-1080721580"><draw:object-ole xlink:href="./Object 2" xlink:type="simple" xlink:show="embed" xlink:actuate="onLoad"/><draw:image xlink:href="./ObjectReplacements/Object 2" xlink:type="simple" xlink:show="embed" xlink:actuate="onLoad"/></draw:frame></text:p>
          </text:deletion>
        </text:changed-region>
        <text:changed-region text:id="ct-1372214168">
          <text:insertion>
            <office:change-info>
              <dc:creator>3091</dc:creator>
              <dc:date>2003-09-29T10:23:00</dc:date>
            </office:change-info>
          </text:insertion>
        </text:changed-region>
        <text:changed-region text:id="ct-1374239944">
          <text:deletion>
            <office:change-info>
              <dc:creator>unknown</dc:creator>
              <dc:date>2007-04-25T19:34:00</dc:date>
            </office:change-info>
            <text:p text:style-name="Standard"><text:span text:style-name="T1">De</text:span></text:p>
          </text:deletion>
        </text:changed-region>
        <text:changed-region text:id="ct-1388179736">
          <text:insertion>
            <office:change-info>
              <dc:creator>unknown</dc:creator>
              <dc:date>2007-04-25T19:34:00</dc:date>
            </office:change-info>
          </text:insertion>
        </text:changed-region>
        <text:changed-region text:id="ct-1372213944">
          <text:insertion>
            <office:change-info>
              <dc:creator>9834</dc:creator>
              <dc:date>2003-10-26T23:50:00</dc:date>
            </office:change-info>
          </text:insertion>
        </text:changed-region>
        <text:changed-region text:id="ct-1372213832">
          <text:deletion>
            <office:change-info>
              <dc:creator>9834</dc:creator>
              <dc:date>2003-10-26T23:50:00</dc:date>
            </office:change-info>
            <text:p text:style-name="Standard"><text:span text:style-name="T2">-</text:span></text:p>
          </text:deletion>
        </text:changed-region>
        <text:changed-region text:id="ct-1372213720">
          <text:insertion>
            <office:change-info>
              <dc:creator>9834</dc:creator>
              <dc:date>2003-10-10T04:22:00</dc:date>
            </office:change-info>
          </text:insertion>
        </text:changed-region>
        <text:changed-region text:id="ct-1372213608">
          <text:insertion>
            <office:change-info>
              <dc:creator>9834</dc:creator>
              <dc:date>2003-10-26T23:55:00</dc:date>
            </office:change-info>
          </text:insertion>
        </text:changed-region>
        <text:changed-region text:id="ct-1372216744">
          <text:insertion>
            <office:change-info>
              <dc:creator>9834</dc:creator>
              <dc:date>2003-10-26T23:56:00</dc:date>
            </office:change-info>
          </text:insertion>
        </text:changed-region>
        <text:changed-region text:id="ct-1372096172">
          <text:insertion>
            <office:change-info>
              <dc:creator>9834</dc:creator>
              <dc:date>2003-10-27T00:29:00</dc:date>
            </office:change-info>
          </text:insertion>
        </text:changed-region>
        <text:changed-region text:id="ct-1372097404">
          <text:insertion>
            <office:change-info>
              <dc:creator>9834</dc:creator>
              <dc:date>2003-10-27T00:30:00</dc:date>
            </office:change-info>
          </text:insertion>
        </text:changed-region>
        <text:changed-region text:id="ct-1372095164">
          <text:insertion>
            <office:change-info>
              <dc:creator>9834</dc:creator>
              <dc:date>2003-10-27T00:31:00</dc:date>
            </office:change-info>
          </text:insertion>
        </text:changed-region>
        <text:changed-region text:id="ct-1372216632">
          <text:deletion>
            <office:change-info>
              <dc:creator>9834</dc:creator>
              <dc:date>2003-10-27T00:29:00</dc:date>
            </office:change-info>
            <text:p text:style-name="P2">Root Administrator. This role has similar rights as the Root Administrator of Figure 1. The main difference is that he is not authorized to change user permissions. He can however create or delete users. This role can be filled in by a senior digital investigator.</text:p>
          </text:deletion>
        </text:changed-region>
        <text:changed-region text:id="ct-1372095948">
          <text:deletion>
            <office:change-info>
              <dc:creator>9834</dc:creator>
              <dc:date>2003-10-27T00:30:00</dc:date>
            </office:change-info>
            <text:p text:style-name="P3">Case Administrator. This role is also similar to the case administrator in the basic role</text:p>
          </text:deletion>
        </text:changed-region>
        <text:changed-region text:id="ct-1372096060">
          <text:deletion>
            <office:change-info>
              <dc:creator>9834</dc:creator>
              <dc:date>2003-10-26T23:54:00</dc:date>
            </office:change-info>
            <text:p text:style-name="P3"><text:s/></text:p>
          </text:deletion>
        </text:changed-region>
        <text:changed-region text:id="ct-1372216520">
          <text:deletion>
            <office:change-info>
              <dc:creator>9834</dc:creator>
              <dc:date>2003-10-27T00:30:00</dc:date>
            </office:change-info>
            <text:p text:style-name="P3">view. However, a digital investigator cannot add more people to one case. This role can be filled in by any digital investigator.</text:p>
          </text:deletion>
        </text:changed-region>
        <text:changed-region text:id="ct-1372216072">
          <text:deletion>
            <office:change-info>
              <dc:creator>9834</dc:creator>
              <dc:date>2003-10-26T23:50:00</dc:date>
            </office:change-info>
            <text:p text:style-name="P1">Team Leader</text:p>
          </text:deletion>
        </text:changed-region>
        <text:changed-region text:id="ct-1372215960">
          <text:deletion>
            <office:change-info>
              <dc:creator>9834</dc:creator>
              <dc:date>2003-10-26T23:53:00</dc:date>
            </office:change-info>
            <text:p text:style-name="P1">. This role assigns roles and responsibilities to other members of a case. T</text:p>
          </text:deletion>
        </text:changed-region>
        <text:changed-region text:id="ct-1372215848">
          <text:deletion>
            <office:change-info>
              <dc:creator>9834</dc:creator>
              <dc:date>2003-10-26T23:51:00</dc:date>
            </office:change-info>
            <text:p text:style-name="P1">hi</text:p>
          </text:deletion>
        </text:changed-region>
        <text:changed-region text:id="ct-1372200020">
          <text:deletion>
            <office:change-info>
              <dc:creator>9834</dc:creator>
              <dc:date>2003-10-26T23:50:00</dc:date>
            </office:change-info>
            <text:p text:style-name="P1">s </text:p>
          </text:deletion>
        </text:changed-region>
        <text:changed-region text:id="ct-1372213496">
          <text:deletion>
            <office:change-info>
              <dc:creator>9834</dc:creator>
              <dc:date>2003-10-26T23:51:00</dc:date>
            </office:change-info>
            <text:p text:style-name="P1">role needs to be filled in by </text:p>
          </text:deletion>
        </text:changed-region>
        <text:changed-region text:id="ct-1372097740">
          <text:deletion>
            <office:change-info>
              <dc:creator>9834</dc:creator>
              <dc:date>2003-10-26T23:53:00</dc:date>
            </office:change-info>
            <text:p text:style-name="P1">the team leader of an investigation.</text:p>
          </text:deletion>
        </text:changed-region>
        <text:changed-region text:id="ct-1372097628">
          <text:deletion>
            <office:change-info>
              <dc:creator>9834</dc:creator>
              <dc:date>2003-10-26T23:51:00</dc:date>
            </office:change-info>
            <text:p text:style-name="P1"/>
            <text:p text:style-name="P1"/>
          </text:deletion>
        </text:changed-region>
        <text:changed-region text:id="ct-1372216184">
          <text:deletion>
            <office:change-info>
              <dc:creator>9834</dc:creator>
              <dc:date>2003-10-26T23:50:00</dc:date>
            </office:change-info>
            <text:p text:style-name="P1">The difference between the basic and the extended role mainly consists on where responsibilities lie. Is the Digital Washing Machine seen as a tool used by the Digital Investigators to assist in research or is it a central tool used by tactical research that happens to be mostly operated by GDR? </text:p>
          </text:deletion>
        </text:changed-region>
        <text:changed-region text:id="ct-1372098188">
          <text:deletion>
            <office:change-info>
              <dc:creator>9834</dc:creator>
              <dc:date>2003-10-10T00:50:00</dc:date>
            </office:change-info>
            <text:p text:style-name="P1"><text:s/></text:p>
          </text:deletion>
        </text:changed-region>
        <text:changed-region text:id="ct-1372098076">
          <text:insertion>
            <office:change-info>
              <dc:creator>unknown</dc:creator>
              <dc:date>2004-03-12T10:53:00</dc:date>
            </office:change-info>
          </text:insertion>
        </text:changed-region>
        <text:changed-region text:id="ct-1372095388">
          <text:deletion>
            <office:change-info>
              <dc:creator>unknown</dc:creator>
              <dc:date>2004-03-12T10:57:00</dc:date>
            </office:change-info>
            <text:p text:style-name="Standard"><text:span text:style-name="T3">and treelike data using xml.</text:span></text:p>
          </text:deletion>
        </text:changed-region>
        <text:changed-region text:id="ct-1372095276">
          <text:deletion>
            <office:change-info>
              <dc:creator>unknown</dc:creator>
              <dc:date>2004-03-12T10:57:00</dc:date>
            </office:change-info>
            <text:p text:style-name="Standard"><text:span text:style-name="T3">(as we can think of now…)</text:span></text:p>
          </text:deletion>
          <text:insertion>
            <office:change-info office:chg-author="3091" office:chg-date-time="2003-09-29T10:58:00"/>
          </text:insertion>
        </text:changed-region>
        <text:changed-region text:id="ct-1372097852">
          <text:deletion>
            <office:change-info>
              <dc:creator>unknown</dc:creator>
              <dc:date>2004-03-12T10:57:00</dc:date>
            </office:change-info>
            <text:p text:style-name="Standard"><text:span text:style-name="T3"><text:s/></text:span></text:p>
          </text:deletion>
          <text:insertion>
            <office:change-info office:chg-author="3091" office:chg-date-time="2003-09-29T10:57:00"/>
          </text:insertion>
        </text:changed-region>
        <text:changed-region text:id="ct-1372097964">
          <text:deletion>
            <office:change-info>
              <dc:creator>unknown</dc:creator>
              <dc:date>2004-03-12T10:57:00</dc:date>
            </office:change-info>
            <text:p text:style-name="Standard"/>
            <text:p text:style-name="P4"><text:span text:style-name="T3"/></text:p>
          </text:deletion>
        </text:changed-region>
        <text:changed-region text:id="ct-1372095500">
          <text:insertion>
            <office:change-info>
              <dc:creator>unknown</dc:creator>
              <dc:date>2004-03-12T10:57:00</dc:date>
            </office:change-info>
          </text:insertion>
        </text:changed-region>
        <text:changed-region text:id="ct-1372095612">
          <text:insertion>
            <office:change-info>
              <dc:creator>unknown</dc:creator>
              <dc:date>2004-03-12T10:53:00</dc:date>
            </office:change-info>
          </text:insertion>
        </text:changed-region>
        <text:changed-region text:id="ct-1372095724">
          <text:insertion>
            <office:change-info>
              <dc:creator>unknown</dc:creator>
              <dc:date>2004-03-12T10:55:00</dc:date>
            </office:change-info>
          </text:insertion>
        </text:changed-region>
        <text:changed-region text:id="ct-1372095836">
          <text:insertion>
            <office:change-info>
              <dc:creator>3091</dc:creator>
              <dc:date>2003-09-29T10:59:00</dc:date>
            </office:change-info>
          </text:insertion>
        </text:changed-region>
        <text:changed-region text:id="ct-1372098300">
          <text:insertion>
            <office:change-info>
              <dc:creator>3091</dc:creator>
              <dc:date>2003-09-29T11:03:00</dc:date>
            </office:change-info>
          </text:insertion>
        </text:changed-region>
        <text:changed-region text:id="ct-1372098412">
          <text:insertion>
            <office:change-info>
              <dc:creator>3091</dc:creator>
              <dc:date>2003-09-29T11:06:00</dc:date>
            </office:change-info>
          </text:insertion>
        </text:changed-region>
        <text:changed-region text:id="ct-1372106272">
          <text:insertion>
            <office:change-info>
              <dc:creator>1871</dc:creator>
              <dc:date>2003-09-30T13:59:00</dc:date>
            </office:change-info>
          </text:insertion>
        </text:changed-region>
        <text:changed-region text:id="ct-1372112788">
          <text:insertion>
            <office:change-info>
              <dc:creator>1871</dc:creator>
              <dc:date>2003-09-30T13:59:00</dc:date>
            </office:change-info>
          </text:insertion>
        </text:changed-region>
        <text:changed-region text:id="ct-1372112900">
          <text:insertion>
            <office:change-info>
              <dc:creator>1871</dc:creator>
              <dc:date>2003-09-30T14:00:00</dc:date>
            </office:change-info>
          </text:insertion>
        </text:changed-region>
        <text:changed-region text:id="ct-1372113012">
          <text:insertion>
            <office:change-info>
              <dc:creator>1871</dc:creator>
              <dc:date>2003-09-30T14:00:00</dc:date>
            </office:change-info>
          </text:insertion>
        </text:changed-region>
        <text:changed-region text:id="ct-1372113124">
          <text:insertion>
            <office:change-info>
              <dc:creator>1871</dc:creator>
              <dc:date>2003-09-30T14:00:00</dc:date>
            </office:change-info>
          </text:insertion>
        </text:changed-region>
        <text:changed-region text:id="ct-1372106496">
          <text:insertion>
            <office:change-info>
              <dc:creator>3091</dc:creator>
              <dc:date>2003-09-29T11:10:00</dc:date>
            </office:change-info>
          </text:insertion>
        </text:changed-region>
        <text:changed-region text:id="ct-1372106608">
          <text:insertion>
            <office:change-info>
              <dc:creator>3091</dc:creator>
              <dc:date>2003-09-29T11:11:00</dc:date>
            </office:change-info>
          </text:insertion>
        </text:changed-region>
        <text:changed-region text:id="ct-1372106160">
          <text:insertion>
            <office:change-info>
              <dc:creator>3091</dc:creator>
              <dc:date>2003-09-29T11:11:00</dc:date>
            </office:change-info>
          </text:insertion>
        </text:changed-region>
        <text:changed-region text:id="ct-1372106048">
          <text:insertion>
            <office:change-info>
              <dc:creator>3091</dc:creator>
              <dc:date>2003-09-29T11:12:00</dc:date>
            </office:change-info>
          </text:insertion>
        </text:changed-region>
        <text:changed-region text:id="ct-1372105936">
          <text:insertion>
            <office:change-info>
              <dc:creator>3091</dc:creator>
              <dc:date>2003-09-29T11:13:00</dc:date>
            </office:change-info>
          </text:insertion>
        </text:changed-region>
        <text:changed-region text:id="ct-1372111108">
          <text:insertion>
            <office:change-info>
              <dc:creator>1871</dc:creator>
              <dc:date>2003-09-30T14:02:00</dc:date>
            </office:change-info>
          </text:insertion>
        </text:changed-region>
        <text:changed-region text:id="ct-1372104816">
          <text:insertion>
            <office:change-info>
              <dc:creator>3091</dc:creator>
              <dc:date>2003-09-29T11:20:00</dc:date>
            </office:change-info>
          </text:insertion>
        </text:changed-region>
        <text:changed-region text:id="ct-1372104704">
          <text:insertion>
            <office:change-info>
              <dc:creator>3091</dc:creator>
              <dc:date>2003-09-29T11:13:00</dc:date>
            </office:change-info>
          </text:insertion>
        </text:changed-region>
        <text:changed-region text:id="ct-1372104592">
          <text:insertion>
            <office:change-info>
              <dc:creator>3091</dc:creator>
              <dc:date>2003-09-29T11:14:00</dc:date>
            </office:change-info>
          </text:insertion>
        </text:changed-region>
        <text:changed-region text:id="ct-1372104480">
          <text:insertion>
            <office:change-info>
              <dc:creator>3091</dc:creator>
              <dc:date>2003-09-29T11:13:00</dc:date>
            </office:change-info>
          </text:insertion>
        </text:changed-region>
        <text:changed-region text:id="ct-1372104368">
          <text:insertion>
            <office:change-info>
              <dc:creator>3091</dc:creator>
              <dc:date>2003-09-29T11:14:00</dc:date>
            </office:change-info>
          </text:insertion>
        </text:changed-region>
        <text:changed-region text:id="ct-1372103920">
          <text:deletion>
            <office:change-info>
              <dc:creator>3091</dc:creator>
              <dc:date>2003-09-29T11:21:00</dc:date>
            </office:change-info>
            <text:p text:style-name="Standard"><text:span text:style-name="T2"><text:s/></text:span></text:p>
          </text:deletion>
        </text:changed-region>
        <text:changed-region text:id="ct-1372114692">
          <text:insertion>
            <office:change-info>
              <dc:creator>unknown</dc:creator>
              <dc:date>2004-03-12T11:31:00</dc:date>
            </office:change-info>
          </text:insertion>
        </text:changed-region>
        <text:changed-region text:id="ct-1372114580">
          <text:insertion>
            <office:change-info>
              <dc:creator>unknown</dc:creator>
              <dc:date>2004-03-12T11:32:00</dc:date>
            </office:change-info>
          </text:insertion>
        </text:changed-region>
        <text:changed-region text:id="ct-1372113348">
          <text:insertion>
            <office:change-info>
              <dc:creator>unknown</dc:creator>
              <dc:date>2004-03-12T11:35:00</dc:date>
            </office:change-info>
          </text:insertion>
        </text:changed-region>
        <text:changed-region text:id="ct-1372113236">
          <text:insertion>
            <office:change-info>
              <dc:creator>unknown</dc:creator>
              <dc:date>2004-03-12T11:38:00</dc:date>
            </office:change-info>
          </text:insertion>
        </text:changed-region>
        <text:changed-region text:id="ct-1372112676">
          <text:insertion>
            <office:change-info>
              <dc:creator>unknown</dc:creator>
              <dc:date>2004-03-12T11:40:00</dc:date>
            </office:change-info>
          </text:insertion>
        </text:changed-region>
        <text:changed-region text:id="ct-1372112564">
          <text:insertion>
            <office:change-info>
              <dc:creator>unknown</dc:creator>
              <dc:date>2004-03-12T11:43:00</dc:date>
            </office:change-info>
          </text:insertion>
        </text:changed-region>
        <text:changed-region text:id="ct-1372112452">
          <text:insertion>
            <office:change-info>
              <dc:creator>unknown</dc:creator>
              <dc:date>2004-03-12T11:44:00</dc:date>
            </office:change-info>
          </text:insertion>
        </text:changed-region>
        <text:changed-region text:id="ct-1372112340">
          <text:insertion>
            <office:change-info>
              <dc:creator>unknown</dc:creator>
              <dc:date>2004-03-12T11:45:00</dc:date>
            </office:change-info>
          </text:insertion>
        </text:changed-region>
        <text:changed-region text:id="ct-1372110996">
          <text:insertion>
            <office:change-info>
              <dc:creator>unknown</dc:creator>
              <dc:date>2004-03-12T11:46:00</dc:date>
            </office:change-info>
          </text:insertion>
        </text:changed-region>
        <text:changed-region text:id="ct-1372159312">
          <text:insertion>
            <office:change-info>
              <dc:creator>9834</dc:creator>
              <dc:date>2003-10-10T06:21:00</dc:date>
            </office:change-info>
          </text:insertion>
        </text:changed-region>
        <text:changed-region text:id="ct-1372159424">
          <text:insertion>
            <office:change-info>
              <dc:creator>3091</dc:creator>
              <dc:date>2003-09-29T11:28:00</dc:date>
            </office:change-info>
          </text:insertion>
        </text:changed-region>
        <text:changed-region text:id="ct-1372039972">
          <text:insertion>
            <office:change-info>
              <dc:creator>9834</dc:creator>
              <dc:date>2003-10-12T23:48:00</dc:date>
            </office:change-info>
          </text:insertion>
        </text:changed-region>
        <text:changed-region text:id="ct-1372039524">
          <text:deletion>
            <office:change-info>
              <dc:creator>Joep Simons</dc:creator>
              <dc:date>2004-07-08T11:29:00</dc:date>
            </office:change-info>
            <text:p text:style-name="P5">’</text:p>
          </text:deletion>
        </text:changed-region>
        <text:changed-region text:id="ct-1371697544">
          <text:insertion>
            <office:change-info>
              <dc:creator>Joep Simons</dc:creator>
              <dc:date>2004-07-08T11:29:00</dc:date>
            </office:change-info>
          </text:insertion>
        </text:changed-region>
        <text:changed-region text:id="ct-1372041092">
          <text:deletion>
            <office:change-info>
              <dc:creator>Joep Simons</dc:creator>
              <dc:date>2004-07-08T11:29:00</dc:date>
            </office:change-info>
            <text:p text:style-name="P5">“</text:p>
          </text:deletion>
        </text:changed-region>
        <text:changed-region text:id="ct-1372040644">
          <text:insertion>
            <office:change-info>
              <dc:creator>Joep Simons</dc:creator>
              <dc:date>2004-07-08T11:29:00</dc:date>
            </office:change-info>
          </text:insertion>
        </text:changed-region>
        <text:changed-region text:id="ct-1372040196">
          <text:deletion>
            <office:change-info>
              <dc:creator>Joep Simons</dc:creator>
              <dc:date>2004-07-08T11:29:00</dc:date>
            </office:change-info>
            <text:p text:style-name="P5">”</text:p>
          </text:deletion>
        </text:changed-region>
        <text:changed-region text:id="ct-1372039748">
          <text:insertion>
            <office:change-info>
              <dc:creator>Joep Simons</dc:creator>
              <dc:date>2004-07-08T11:29:00</dc:date>
            </office:change-info>
          </text:insertion>
        </text:changed-region>
        <text:changed-region text:id="ct-1371697320">
          <text:insertion>
            <office:change-info>
              <dc:creator>Joep Simons</dc:creator>
              <dc:date>2004-07-08T11:26:00</dc:date>
            </office:change-info>
          </text:insertion>
        </text:changed-region>
        <text:changed-region text:id="ct-1372040420">
          <text:insertion>
            <office:change-info>
              <dc:creator>Joep Simons</dc:creator>
              <dc:date>2004-07-08T11:27:00</dc:date>
            </office:change-info>
          </text:insertion>
        </text:changed-region>
        <text:changed-region text:id="ct-1372159088">
          <text:insertion>
            <office:change-info>
              <dc:creator>Joep Simons</dc:creator>
              <dc:date>2004-07-08T11:30:00</dc:date>
            </office:change-info>
          </text:insertion>
        </text:changed-region>
        <text:changed-region text:id="ct-1372038292">
          <text:insertion>
            <office:change-info>
              <dc:creator>Joep Simons</dc:creator>
              <dc:date>2004-07-08T11:31:00</dc:date>
            </office:change-info>
          </text:insertion>
        </text:changed-region>
        <text:changed-region text:id="ct-1372038404">
          <text:insertion>
            <office:change-info>
              <dc:creator>Joep Simons</dc:creator>
              <dc:date>2004-07-08T11:32:00</dc:date>
            </office:change-info>
          </text:insertion>
        </text:changed-region>
        <text:changed-region text:id="ct-1372038516">
          <text:deletion>
            <office:change-info>
              <dc:creator>Joep Simons</dc:creator>
              <dc:date>2004-07-08T11:34:00</dc:date>
            </office:change-info>
            <text:h text:style-name="P6" text:outline-level="3">5</text:h>
          </text:deletion>
        </text:changed-region>
        <text:changed-region text:id="ct-1372038852">
          <text:insertion>
            <office:change-info>
              <dc:creator>Joep Simons</dc:creator>
              <dc:date>2004-07-08T11:34:00</dc:date>
            </office:change-info>
          </text:insertion>
        </text:changed-region>
        <text:changed-region text:id="ct-1372038964">
          <text:insertion>
            <office:change-info>
              <dc:creator>3091</dc:creator>
              <dc:date>2003-09-29T11:30:00</dc:date>
            </office:change-info>
          </text:insertion>
        </text:changed-region>
        <text:changed-region text:id="ct-1372039188">
          <text:deletion>
            <office:change-info>
              <dc:creator>9834</dc:creator>
              <dc:date>2003-10-13T06:15:00</dc:date>
            </office:change-info>
            <text:p text:style-name="P7"><text:span text:style-name="T2">o</text:span></text:p>
          </text:deletion>
          <text:insertion>
            <office:change-info office:chg-author="3091" office:chg-date-time="2003-09-29T11:30:00"/>
          </text:insertion>
        </text:changed-region>
        <text:changed-region text:id="ct-1371698664">
          <text:insertion>
            <office:change-info>
              <dc:creator>9834</dc:creator>
              <dc:date>2003-10-13T06:15:00</dc:date>
            </office:change-info>
          </text:insertion>
        </text:changed-region>
        <text:changed-region text:id="ct-1371698776">
          <text:insertion>
            <office:change-info>
              <dc:creator>3091</dc:creator>
              <dc:date>2003-09-29T11:30:00</dc:date>
            </office:change-info>
          </text:insertion>
        </text:changed-region>
        <text:changed-region text:id="ct-1371699000">
          <text:insertion>
            <office:change-info>
              <dc:creator>3091</dc:creator>
              <dc:date>2003-09-29T11:31:00</dc:date>
            </office:change-info>
          </text:insertion>
        </text:changed-region>
        <text:changed-region text:id="ct-1372247056">
          <text:deletion>
            <office:change-info>
              <dc:creator>Joep Simons</dc:creator>
              <dc:date>2004-07-08T11:34:00</dc:date>
            </office:change-info>
            <text:h text:style-name="P6" text:outline-level="3">6</text:h>
          </text:deletion>
        </text:changed-region>
        <text:changed-region text:id="ct-1372241660">
          <text:insertion>
            <office:change-info>
              <dc:creator>Joep Simons</dc:creator>
              <dc:date>2004-07-08T11:34:00</dc:date>
            </office:change-info>
          </text:insertion>
        </text:changed-region>
        <text:changed-region text:id="ct-1372241548">
          <text:deletion>
            <office:change-info>
              <dc:creator>unknown</dc:creator>
              <dc:date>2004-03-12T11:20:00</dc:date>
            </office:change-info>
            <text:p text:style-name="P8"><text:s/></text:p>
            <text:p text:style-name="P8"/>
          </text:deletion>
        </text:changed-region>
        <text:changed-region text:id="ct-1372241436">
          <text:deletion>
            <office:change-info>
              <dc:creator>Joep Simons</dc:creator>
              <dc:date>2004-07-08T11:34:00</dc:date>
            </office:change-info>
            <text:h text:style-name="P6" text:outline-level="3">7</text:h>
          </text:deletion>
        </text:changed-region>
        <text:changed-region text:id="ct-1372241324">
          <text:insertion>
            <office:change-info>
              <dc:creator>Joep Simons</dc:creator>
              <dc:date>2004-07-08T11:34:00</dc:date>
            </office:change-info>
          </text:insertion>
        </text:changed-region>
        <text:changed-region text:id="ct-1372241212">
          <text:deletion>
            <office:change-info>
              <dc:creator>1871</dc:creator>
              <dc:date>2003-09-30T16:00:00</dc:date>
            </office:change-info>
            <text:p text:style-name="P7"><text:span text:style-name="T2">every </text:span></text:p>
          </text:deletion>
        </text:changed-region>
        <text:changed-region text:id="ct-1372241100">
          <text:insertion>
            <office:change-info>
              <dc:creator>unknown</dc:creator>
              <dc:date>2004-03-12T11:13:00</dc:date>
            </office:change-info>
          </text:insertion>
        </text:changed-region>
        <text:changed-region text:id="ct-1372240876">
          <text:insertion>
            <office:change-info>
              <dc:creator>unknown</dc:creator>
              <dc:date>2004-03-12T11:14:00</dc:date>
            </office:change-info>
          </text:insertion>
        </text:changed-region>
        <text:changed-region text:id="ct-1372240764">
          <text:insertion>
            <office:change-info>
              <dc:creator>unknown</dc:creator>
              <dc:date>2004-03-12T11:11:00</dc:date>
            </office:change-info>
          </text:insertion>
        </text:changed-region>
        <text:changed-region text:id="ct-1372240652">
          <text:insertion>
            <office:change-info>
              <dc:creator>unknown</dc:creator>
              <dc:date>2004-03-12T11:12:00</dc:date>
            </office:change-info>
          </text:insertion>
        </text:changed-region>
        <text:changed-region text:id="ct-1372239420">
          <text:insertion>
            <office:change-info>
              <dc:creator>unknown</dc:creator>
              <dc:date>2004-03-12T11:13:00</dc:date>
            </office:change-info>
          </text:insertion>
        </text:changed-region>
        <text:changed-region text:id="ct-1372239308">
          <text:deletion>
            <office:change-info>
              <dc:creator>unknown</dc:creator>
              <dc:date>2004-03-12T11:39:00</dc:date>
            </office:change-info>
            <text:p text:style-name="P7"/>
            <text:h text:style-name="P9" text:outline-level="3"/>
          </text:deletion>
        </text:changed-region>
        <text:changed-region text:id="ct-1372239196">
          <text:insertion>
            <office:change-info>
              <dc:creator>unknown</dc:creator>
              <dc:date>2004-03-12T11:39:00</dc:date>
            </office:change-info>
          </text:insertion>
        </text:changed-region>
        <text:changed-region text:id="ct-1372239084">
          <text:insertion>
            <office:change-info>
              <dc:creator>9834</dc:creator>
              <dc:date>2003-10-21T07:12:00</dc:date>
            </office:change-info>
          </text:insertion>
        </text:changed-region>
        <text:changed-region text:id="ct-1372238972">
          <text:insertion>
            <office:change-info>
              <dc:creator>9834</dc:creator>
              <dc:date>2003-10-21T07:12:00</dc:date>
            </office:change-info>
          </text:insertion>
        </text:changed-region>
        <text:changed-region text:id="ct-1372238860">
          <text:insertion>
            <office:change-info>
              <dc:creator>9834</dc:creator>
              <dc:date>2003-10-21T07:13:00</dc:date>
            </office:change-info>
          </text:insertion>
        </text:changed-region>
        <text:changed-region text:id="ct-1372238748">
          <text:insertion>
            <office:change-info>
              <dc:creator>9834</dc:creator>
              <dc:date>2003-10-21T07:14:00</dc:date>
            </office:change-info>
          </text:insertion>
        </text:changed-region>
        <text:changed-region text:id="ct-1372238636">
          <text:insertion>
            <office:change-info>
              <dc:creator>9834</dc:creator>
              <dc:date>2003-10-21T07:15:00</dc:date>
            </office:change-info>
          </text:insertion>
        </text:changed-region>
        <text:changed-region text:id="ct-1372238524">
          <text:insertion>
            <office:change-info>
              <dc:creator>3091</dc:creator>
              <dc:date>2003-09-29T16:58:00</dc:date>
            </office:change-info>
          </text:insertion>
        </text:changed-region>
        <text:changed-region text:id="ct-1372238412">
          <text:insertion>
            <office:change-info>
              <dc:creator>3091</dc:creator>
              <dc:date>2003-09-29T16:59:00</dc:date>
            </office:change-info>
          </text:insertion>
        </text:changed-region>
        <text:changed-region text:id="ct-1372238300">
          <text:insertion>
            <office:change-info>
              <dc:creator>9834</dc:creator>
              <dc:date>2003-10-10T01:40:00</dc:date>
            </office:change-info>
          </text:insertion>
        </text:changed-region>
        <text:changed-region text:id="ct-1388456628">
          <text:deletion>
            <office:change-info>
              <dc:creator>unknown</dc:creator>
              <dc:date>2007-04-25T19:36:00</dc:date>
            </office:change-info>
            <text:p text:style-name="P7"><text:span text:style-name="T2">iu</text:span></text:p>
          </text:deletion>
          <text:insertion>
            <office:change-info office:chg-author="9834" office:chg-date-time="2003-10-10T01:40:00"/>
          </text:insertion>
        </text:changed-region>
        <text:changed-region text:id="ct-1372275400">
          <text:insertion>
            <office:change-info>
              <dc:creator>9834</dc:creator>
              <dc:date>2003-10-10T01:40:00</dc:date>
            </office:change-info>
          </text:insertion>
        </text:changed-region>
        <text:changed-region text:id="ct-1374394916">
          <text:deletion>
            <office:change-info>
              <dc:creator>unknown</dc:creator>
              <dc:date>2007-04-25T19:36:00</dc:date>
            </office:change-info>
            <text:p text:style-name="P7"><text:span text:style-name="T2">e</text:span></text:p>
          </text:deletion>
          <text:insertion>
            <office:change-info office:chg-author="9834" office:chg-date-time="2003-10-10T01:40:00"/>
          </text:insertion>
        </text:changed-region>
        <text:changed-region text:id="ct-1388457748">
          <text:insertion>
            <office:change-info>
              <dc:creator>9834</dc:creator>
              <dc:date>2003-10-10T01:40:00</dc:date>
            </office:change-info>
          </text:insertion>
        </text:changed-region>
        <text:changed-region text:id="ct-1325466292">
          <text:insertion>
            <office:change-info>
              <dc:creator>unknown</dc:creator>
              <dc:date>2007-04-25T19:36:00</dc:date>
            </office:change-info>
          </text:insertion>
        </text:changed-region>
        <text:changed-region text:id="ct-1372238188">
          <text:insertion>
            <office:change-info>
              <dc:creator>9834</dc:creator>
              <dc:date>2003-10-13T06:26:00</dc:date>
            </office:change-info>
          </text:insertion>
        </text:changed-region>
        <text:changed-region text:id="ct-1372238076">
          <text:deletion>
            <office:change-info>
              <dc:creator>9834</dc:creator>
              <dc:date>2003-10-13T06:26:00</dc:date>
            </office:change-info>
            <text:p text:style-name="P7"><text:span text:style-name="T2">t</text:span></text:p>
          </text:deletion>
        </text:changed-region>
        <text:changed-region text:id="ct-1372237964">
          <text:insertion>
            <office:change-info>
              <dc:creator>3091</dc:creator>
              <dc:date>2003-09-29T17:00:00</dc:date>
            </office:change-info>
          </text:insertion>
        </text:changed-region>
        <text:changed-region text:id="ct-1374240728">
          <text:insertion>
            <office:change-info>
              <dc:creator>3091</dc:creator>
              <dc:date>2003-09-29T17:01:00</dc:date>
            </office:change-info>
          </text:insertion>
        </text:changed-region>
        <text:changed-region text:id="ct-1374240616">
          <text:insertion>
            <office:change-info>
              <dc:creator>9834</dc:creator>
              <dc:date>2003-10-13T06:27:00</dc:date>
            </office:change-info>
          </text:insertion>
        </text:changed-region>
        <text:changed-region text:id="ct-1374240504">
          <text:deletion>
            <office:change-info>
              <dc:creator>9834</dc:creator>
              <dc:date>2003-10-13T06:27:00</dc:date>
            </office:change-info>
            <text:p text:style-name="P7"><text:span text:style-name="T2"><text:s/></text:span></text:p>
          </text:deletion>
        </text:changed-region>
        <text:changed-region text:id="ct-1374240280">
          <text:insertion>
            <office:change-info>
              <dc:creator>9834</dc:creator>
              <dc:date>2003-10-10T06:54:00</dc:date>
            </office:change-info>
          </text:insertion>
        </text:changed-region>
        <text:changed-region text:id="ct-1374240168">
          <text:insertion>
            <office:change-info>
              <dc:creator>9834</dc:creator>
              <dc:date>2003-10-13T06:33:00</dc:date>
            </office:change-info>
          </text:insertion>
        </text:changed-region>
        <text:changed-region text:id="ct-1374240056">
          <text:deletion>
            <office:change-info>
              <dc:creator>9834</dc:creator>
              <dc:date>2003-10-21T07:22:00</dc:date>
            </office:change-info>
            <text:h text:style-name="P10" text:outline-level="1"><text:span text:style-name="T2">Team Leader</text:span></text:h>
          </text:deletion>
        </text:changed-region>
        <text:changed-region text:id="ct-1374239720">
          <text:insertion>
            <office:change-info>
              <dc:creator>9834</dc:creator>
              <dc:date>2003-10-21T07:22:00</dc:date>
            </office:change-info>
          </text:insertion>
        </text:changed-region>
        <text:changed-region text:id="ct-1374239608">
          <text:deletion>
            <office:change-info>
              <dc:creator>9834</dc:creator>
              <dc:date>2003-10-21T07:23:00</dc:date>
            </office:change-info>
            <text:p text:style-name="P7"><text:span text:style-name="T2">tea</text:span></text:p>
          </text:deletion>
        </text:changed-region>
        <text:changed-region text:id="ct-1374239384">
          <text:insertion>
            <office:change-info>
              <dc:creator>9834</dc:creator>
              <dc:date>2003-10-21T07:23:00</dc:date>
            </office:change-info>
          </text:insertion>
        </text:changed-region>
        <text:changed-region text:id="ct-1374239272">
          <text:deletion>
            <office:change-info>
              <dc:creator>9834</dc:creator>
              <dc:date>2003-10-21T07:23:00</dc:date>
            </office:change-info>
            <text:p text:style-name="P7"><text:span text:style-name="T2">m leader </text:span></text:p>
          </text:deletion>
        </text:changed-region>
        <text:changed-region text:id="ct-1374239496">
          <text:deletion>
            <office:change-info>
              <dc:creator>9834</dc:creator>
              <dc:date>2003-10-21T07:24:00</dc:date>
            </office:change-info>
            <text:p text:style-name="P7"><text:span text:style-name="T2"><text:s/></text:span></text:p>
          </text:deletion>
        </text:changed-region>
        <text:changed-region text:id="ct-1388179848">
          <text:deletion>
            <office:change-info>
              <dc:creator>unknown</dc:creator>
              <dc:date>2007-04-25T19:36:00</dc:date>
            </office:change-info>
            <text:h text:style-name="P11" text:outline-level="4">l</text:h>
          </text:deletion>
        </text:changed-region>
        <text:changed-region text:id="ct-1374239160">
          <text:insertion>
            <office:change-info>
              <dc:creator>9834</dc:creator>
              <dc:date>2003-10-21T07:05:00</dc:date>
            </office:change-info>
          </text:insertion>
        </text:changed-region>
        <text:changed-region text:id="ct-1374239048">
          <text:insertion>
            <office:change-info>
              <dc:creator>9834</dc:creator>
              <dc:date>2003-10-21T07:08:00</dc:date>
            </office:change-info>
          </text:insertion>
        </text:changed-region>
        <text:changed-region text:id="ct-1374238488">
          <text:insertion>
            <office:change-info>
              <dc:creator>9834</dc:creator>
              <dc:date>2003-10-21T07:06:00</dc:date>
            </office:change-info>
          </text:insertion>
        </text:changed-region>
        <text:changed-region text:id="ct-1374238376">
          <text:insertion>
            <office:change-info>
              <dc:creator>9834</dc:creator>
              <dc:date>2003-10-21T07:08:00</dc:date>
            </office:change-info>
          </text:insertion>
        </text:changed-region>
        <text:changed-region text:id="ct-1374238264">
          <text:insertion>
            <office:change-info>
              <dc:creator>9834</dc:creator>
              <dc:date>2003-10-21T07:09:00</dc:date>
            </office:change-info>
          </text:insertion>
        </text:changed-region>
        <text:changed-region text:id="ct-1374238152">
          <text:insertion>
            <office:change-info>
              <dc:creator>9834</dc:creator>
              <dc:date>2003-10-21T07:10:00</dc:date>
            </office:change-info>
          </text:insertion>
        </text:changed-region>
        <text:changed-region text:id="ct-1374238040">
          <text:insertion>
            <office:change-info>
              <dc:creator>9834</dc:creator>
              <dc:date>2003-10-21T07:11:00</dc:date>
            </office:change-info>
          </text:insertion>
        </text:changed-region>
        <text:changed-region text:id="ct-1374237928">
          <text:insertion>
            <office:change-info>
              <dc:creator>9834</dc:creator>
              <dc:date>2003-10-27T03:47:00</dc:date>
            </office:change-info>
          </text:insertion>
        </text:changed-region>
        <text:changed-region text:id="ct-1374237816">
          <text:insertion>
            <office:change-info>
              <dc:creator>9834</dc:creator>
              <dc:date>2003-10-21T07:11:00</dc:date>
            </office:change-info>
          </text:insertion>
        </text:changed-region>
        <text:changed-region text:id="ct-1374237704">
          <text:insertion>
            <office:change-info>
              <dc:creator>9834</dc:creator>
              <dc:date>2003-10-21T07:08:00</dc:date>
            </office:change-info>
          </text:insertion>
        </text:changed-region>
        <text:changed-region text:id="ct-1374237592">
          <text:deletion>
            <office:change-info>
              <dc:creator>9834</dc:creator>
              <dc:date>2003-10-13T06:23:00</dc:date>
            </office:change-info>
            <text:p text:style-name="P7"><text:span text:style-name="T2">dispatcher</text:span></text:p>
          </text:deletion>
        </text:changed-region>
        <text:changed-region text:id="ct-1374237480">
          <text:insertion>
            <office:change-info>
              <dc:creator>9834</dc:creator>
              <dc:date>2003-10-13T06:23:00</dc:date>
            </office:change-info>
          </text:insertion>
        </text:changed-region>
        <text:changed-region text:id="ct-1374237256">
          <text:insertion>
            <office:change-info>
              <dc:creator>9834</dc:creator>
              <dc:date>2003-10-27T03:55:00</dc:date>
            </office:change-info>
          </text:insertion>
        </text:changed-region>
        <text:changed-region text:id="ct-1374237144">
          <text:insertion>
            <office:change-info>
              <dc:creator>1871</dc:creator>
              <dc:date>2003-10-01T07:37:00</dc:date>
            </office:change-info>
          </text:insertion>
        </text:changed-region>
        <text:changed-region text:id="ct-1374237032">
          <text:format-change>
            <office:change-info>
              <dc:creator>9834</dc:creator>
              <dc:date>2003-10-12T23:24:00</dc:date>
            </office:change-info>
          </text:format-change>
        </text:changed-region>
        <text:changed-region text:id="ct-1372214504">
          <text:deletion>
            <office:change-info>
              <dc:creator>unknown</dc:creator>
              <dc:date>2007-04-25T19:37:00</dc:date>
            </office:change-info>
            <text:h text:style-name="P11" text:outline-level="4">i</text:h>
          </text:deletion>
        </text:changed-region>
        <text:changed-region text:id="ct-1388456740">
          <text:insertion>
            <office:change-info>
              <dc:creator>unknown</dc:creator>
              <dc:date>2007-04-25T19:37:00</dc:date>
            </office:change-info>
          </text:insertion>
        </text:changed-region>
        <text:changed-region text:id="ct-1374395364">
          <text:insertion>
            <office:change-info>
              <dc:creator>1871</dc:creator>
              <dc:date>2003-10-01T07:41:00</dc:date>
            </office:change-info>
          </text:insertion>
        </text:changed-region>
        <text:changed-region text:id="ct-1374395476">
          <text:insertion>
            <office:change-info>
              <dc:creator>9834</dc:creator>
              <dc:date>2003-10-21T07:28:00</dc:date>
            </office:change-info>
          </text:insertion>
        </text:changed-region>
        <text:changed-region text:id="ct-1374395700">
          <text:insertion>
            <office:change-info>
              <dc:creator>9834</dc:creator>
              <dc:date>2003-10-27T03:57:00</dc:date>
            </office:change-info>
          </text:insertion>
        </text:changed-region>
        <text:changed-region text:id="ct-1374395924">
          <text:insertion>
            <office:change-info>
              <dc:creator>9834</dc:creator>
              <dc:date>2003-10-27T03:58:00</dc:date>
            </office:change-info>
          </text:insertion>
        </text:changed-region>
        <text:changed-region text:id="ct-1388182536">
          <text:insertion>
            <office:change-info>
              <dc:creator>unknown</dc:creator>
              <dc:date>2007-04-25T19:37:00</dc:date>
            </office:change-info>
          </text:insertion>
        </text:changed-region>
        <text:changed-region text:id="ct-1388182424">
          <text:insertion>
            <office:change-info>
              <dc:creator>9834</dc:creator>
              <dc:date>2003-10-27T03:58:00</dc:date>
            </office:change-info>
          </text:insertion>
        </text:changed-region>
        <text:changed-region text:id="ct-1374396036">
          <text:insertion>
            <office:change-info>
              <dc:creator>9834</dc:creator>
              <dc:date>2003-10-13T06:43:00</dc:date>
            </office:change-info>
          </text:insertion>
        </text:changed-region>
        <text:changed-region text:id="ct-1374396148">
          <text:insertion>
            <office:change-info>
              <dc:creator>9834</dc:creator>
              <dc:date>2003-10-12T23:28:00</dc:date>
            </office:change-info>
          </text:insertion>
        </text:changed-region>
        <text:changed-region text:id="ct-1374396260">
          <text:insertion>
            <office:change-info>
              <dc:creator>9834</dc:creator>
              <dc:date>2003-10-21T07:25:00</dc:date>
            </office:change-info>
          </text:insertion>
        </text:changed-region>
        <text:changed-region text:id="ct-1374396372">
          <text:insertion>
            <office:change-info>
              <dc:creator>9834</dc:creator>
              <dc:date>2003-10-21T07:26:00</dc:date>
            </office:change-info>
          </text:insertion>
        </text:changed-region>
        <text:changed-region text:id="ct-1374395252">
          <text:deletion>
            <office:change-info>
              <dc:creator>9834</dc:creator>
              <dc:date>2003-10-12T23:35:00</dc:date>
            </office:change-info>
            <text:p text:style-name="P8"/>
            <text:p text:style-name="P8"/>
          </text:deletion>
        </text:changed-region>
        <text:changed-region text:id="ct-1374395140">
          <text:insertion>
            <office:change-info>
              <dc:creator>1871</dc:creator>
              <dc:date>2003-10-01T07:52:00</dc:date>
            </office:change-info>
          </text:insertion>
        </text:changed-region>
        <text:changed-region text:id="ct-1374394804">
          <text:insertion>
            <office:change-info>
              <dc:creator>1871</dc:creator>
              <dc:date>2003-10-01T07: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Use Cases for the Digital Washing Machine v1.0</text:h>
      <text:table-of-content text:style-name="Sect1" text:protected="true" text:name="Table of Contents1">
        <text:table-of-content-source text:outline-level="3" text:use-index-marks="false">
          <text:index-title-template text:style-name="Contents_5f_20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Use Cases for the Digital Washing Machine v1.0<text:tab/>1</text:p>
          <text:p text:style-name="P14">1. Introduction<text:tab/>2</text:p>
          <text:p text:style-name="P15">1.1 Roles in the Digital Washing Machine<text:tab/>3</text:p>
          <text:p text:style-name="P15">1.2. Outline of the paper.<text:tab/>7</text:p>
          <text:p text:style-name="P14">2. Washing Machine Architecture<text:tab/>7</text:p>
          <text:p text:style-name="P14">2.1 Developers, Developers, Developers<text:tab/>8</text:p>
          <text:p text:style-name="P15">2.1.1 Programming a Module<text:tab/>8</text:p>
          <text:p text:style-name="P15">2.1.2 Creating a new Platform Implementation<text:tab/>9</text:p>
          <text:p text:style-name="P14">2.2. Available Modules<text:tab/>9</text:p>
          <text:p text:style-name="P14">2.3. Further Restrictions on Modules<text:tab/>10</text:p>
          <text:p text:style-name="P15">2.3.1 Cross-Platform<text:tab/>10</text:p>
          <text:p text:style-name="P15">2.3.2 Data protection<text:tab/>10</text:p>
          <text:p text:style-name="P15">2.3.3 System Protection<text:tab/>10</text:p>
          <text:p text:style-name="P15">2.3.4 Rights Protection<text:tab/>10</text:p>
          <text:p text:style-name="P13">2.4 Specifications on the Architecture <text:tab/>10</text:p>
          <text:p text:style-name="P15">2.4.1 Adding Evidence to be Processed (I)<text:tab/>11</text:p>
          <text:p text:style-name="P15">2.4.2 Adding Evidence to be Processed (II)<text:tab/>11</text:p>
          <text:p text:style-name="P15">2.4.3 Adding Evidence to the database<text:tab/>11</text:p>
          <text:p text:style-name="P15">2.4.4 Handling Failures<text:tab/>11</text:p>
          <text:p text:style-name="P15">2.4.5 Scalability with more machines<text:tab/>12</text:p>
          <text:p text:style-name="P15">2.4.6 Priority Based Routing<text:tab/>13</text:p>
          <text:p text:style-name="P15">2.4.7 Logging<text:tab/>13</text:p>
          <text:p text:style-name="P13">3. The Root Administrator Role<text:tab/>13</text:p>
          <text:p text:style-name="P14">3.1. Add / Delete Users<text:tab/>13</text:p>
          <text:p text:style-name="P14">3.2 Maintain Washing Machine<text:tab/>14</text:p>
          <text:p text:style-name="P15">3.2.1 Monitoring Modules<text:tab/>14</text:p>
          <text:p text:style-name="P15">3.2.2 Configure Modules<text:tab/>14</text:p>
          <text:p text:style-name="P15">3.2.3 Remotely Administrating Machines in the Washing Machine<text:tab/>15</text:p>
          <text:p text:style-name="P14">3.3 Start and Stop the Washing Machine<text:tab/>15</text:p>
          <text:p text:style-name="P14">3.4 Maintain All Cases<text:tab/>15</text:p>
          <text:p text:style-name="P15">3.4.1 Taking a Case offline<text:tab/>15</text:p>
          <text:p text:style-name="P15">3.4.2 Taking a Case Online<text:tab/>16</text:p>
          <text:p text:style-name="P14">3.4.3 Accounting Logging<text:tab/>16</text:p>
          <text:p text:style-name="P14">3.5 Other Requirements for the Root Administrator<text:tab/>16</text:p>
          <text:p text:style-name="P15">3.5.1 Administering the Washing Machine Through a Web Interface<text:tab/>16</text:p>
          <text:p text:style-name="P15">3.5.2 Installing a Digital Wash Machine<text:tab/>16</text:p>
          <text:p text:style-name="P13">4. Functional Application Administrator<text:tab/>16</text:p>
          <text:p text:style-name="P14">4.1 Configure User Permissions<text:tab/>16</text:p>
          <text:p text:style-name="P14">4.2 Creating a new Case<text:tab/>16</text:p>
          <text:p text:style-name="P13">5. Case Administrator<text:tab/>16</text:p>
          <text:p text:style-name="P14">5.1 Configure Routing<text:tab/>16</text:p>
          <text:p text:style-name="P15">5.1.1 Select Router Decision Table <text:tab/>16</text:p>
          <text:p text:style-name="P15">5.1.2 Editing the Router Decision Table <text:tab/>16</text:p>
          <text:p text:style-name="P15">5.1.3 Testing the Router Decision Table<text:tab/>17</text:p>
          <text:p text:style-name="P15">5.1.4 Serial Batch, paralleled or parallel processing of a group.<text:tab/>17</text:p>
          <text:p text:style-name="P14">5.2 Configure One Case <text:tab/>17</text:p>
          <text:p text:style-name="P15">5.2.1 Adding new Evidence<text:tab/>17</text:p>
          <text:p text:style-name="P15">5.2.2 Test, Submit and Retract Evidence<text:tab/>18</text:p>
          <text:p text:style-name="P15">5.2.3 Viewing the Case log<text:tab/>18</text:p>
          <text:p text:style-name="P15">5.2.4 Status Overview<text:tab/>18</text:p>
          <text:p text:style-name="P15">5.2.6 Accounting Logging<text:tab/>19</text:p>
          <text:p text:style-name="P15">5.2.7 Setting security levels on evidence, metadata, and job-log-info.<text:tab/>19</text:p>
          <text:p text:style-name="P13">6. Investigator<text:tab/>19</text:p>
          <text:p text:style-name="P14">6.1 Logging in<text:tab/>19</text:p>
          <text:p text:style-name="P14">6.2 Selecting a Case<text:tab/>19</text:p>
          <text:p text:style-name="P14">6.3 Viewing an Evidence Source<text:tab/>19</text:p>
          <text:p text:style-name="P15">6.3.1 Viewing status of an Evidence Source<text:tab/>19</text:p>
          <text:p text:style-name="P15">6.3.2 Filtering the Evidences<text:tab/>20</text:p>
          <text:p text:style-name="P15">6.3.3 Viewing an Evidence<text:tab/>20</text:p>
          <text:p text:style-name="P15">6.3.4 Adding User Data to an evidence <text:tab/>20</text:p>
          <text:p text:style-name="P15">6.3.5 Adding bookmarks.<text:tab/>20</text:p>
          <text:p text:style-name="P14">6.4 Creating <text:s/>Triggers<text:tab/>20</text:p>
          <text:p text:style-name="P15">6.4.1 Creating a Trigger Profile<text:tab/>20</text:p>
          <text:p text:style-name="P15">6.4.2 Creating a Trigger from a Filter<text:tab/>20</text:p>
          <text:p text:style-name="P15">6.4.3 Having a set of standard Triggers<text:tab/>21</text:p>
          <text:p text:style-name="P15">6.5 Viewing Timelines <text:tab/>21</text:p>
          <text:p text:style-name="P14">6.6 Other Use Cases for the Washing Machine <text:tab/>21</text:p>
          <text:p text:style-name="P15">6.6.1 Turning Queries that take to Long into Batch Queries<text:tab/>21</text:p>
          <text:p text:style-name="P15">6.6.2 Notification about Completion of an Evidence Source<text:tab/>21</text:p>
          <text:p text:style-name="P13">7. Other Use Cases <text:tab/>21</text:p>
          <text:p text:style-name="P14">7.1 Doing a Run for a Third Party<text:tab/>21</text:p>
          <text:p text:style-name="P14">7.2 Extensibility of Filters and Reports<text:tab/>21</text:p>
          <text:p text:style-name="P13">8. Use cases for Washing Machine in General<text:tab/>21</text:p>
          <text:p text:style-name="P14">8.1 Use Cases for Securing Chain of Evidence using Public Key Infrastructure<text:tab/>22</text:p>
          <text:p text:style-name="P15">8.1.1 Creating a Case<text:tab/>22</text:p>
          <text:p text:style-name="P15">8.1.2 Creating a House Search<text:tab/>22</text:p>
          <text:p text:style-name="P15">8.1.3 Securing Media <text:tab/>22</text:p>
          <text:p text:style-name="P15">8.1.4 Signal that the Evidence cannot be traced to a case <text:tab/>22</text:p>
        </text:index-body>
      </text:table-of-content>
      <text:p text:style-name="P16"/>
      <text:p text:style-name="P1"/>
      <text:h text:style-name="P17" text:outline-level="2">1. Introduction</text:h>
      <text:p text:style-name="P1"/>
      <text:p text:style-name="P1">This document contains the use cases that are proposed for the washing machine. <text:s/>The current chapter provides an overview. The first section describes the different roles that are perceived within the current vision of the washing machines. An outline of the remaining chapters is given in the second section.</text:p>
      <text:p text:style-name="P1"/>
      <text:h text:style-name="P18" text:outline-level="3">1.1 Roles in the Digital Washing Machine</text:h>
      <text:p text:style-name="P1"/>
      <text:p text:style-name="P1">Two views exist on the roles that in the Digital Washing Machine. Figure 1 shows the basic one. Only the most important use cases are shown. After each use case name, the section is depicted where the use case is described in detail.</text:p>
      <text:p text:style-name="P1"><text:change-start text:change-id="ct-1372194912"/></text:p>
      <text:p text:style-name="P1">A user can be logged in into more than one case and in more than one role. However, when a user must make a dest<text:change-end text:change-id="ct-1372194912"/><text:change-start text:change-id="ct-1387924224"/>r<text:change-end text:change-id="ct-1387924224"/><text:change-start text:change-id="ct-1387924112"/>uctive operation, he or she has to confirm that with a password.<text:change-end text:change-id="ct-1387924112"/></text:p>
      <text:p text:style-name="P1"/>
      <text:p text:style-name="P1">The basic role view distinguishes four roles<text:change text:change-id="ct-1372197332"/></text:p>
      <text:p text:style-name="P1"/>
      <text:list text:style-name="WW8Num24">
        <text:list-item>
          <text:p text:style-name="P19">Root Administrator. This role has the technical administration of the washing machine. It has potentially all rights. The main tasks of the root administrator are to start and stop the washing machine, maintain the washing machine and configure the user permissions. Technical required skills are high (level 4 digital expertise?). In our organization this would be a senior Digital Investigator. </text:p>
        </text:list-item>
        <text:list-item>
          <text:p text:style-name="P19">Case Administrator. This role is responsible for the correct processing of digital evidence for a specific case. The main tasks are to configure the routing of a case and to feed the digital washing machine with evidence. This role can be taken by any Digital Investigator.</text:p>
        </text:list-item>
        <text:list-item>
          <text:p text:style-name="P19">Investigator. This role does the actual investigaton of the acquired digital evidence. The main tasks are to view evidence sources, to view evidence and to view timelines. This role can be filled in by any tactical investigator with some affinity for digital investigation or <text:s/>any digital investigator.</text:p>
        </text:list-item>
        <text:list-item>
          <text:p text:style-name="P19">Developer. This role does not actually use the Digital Washing Machine but creates new modules or new implementations on other platforms. This role is taken by an ICT specialist, an external vendor or an ICT-consultant.</text:p>
        </text:list-item>
      </text:list>
      <text:p text:style-name="P20"/>
      <text:p text:style-name="P1"/>
      <text:p text:style-name="Standard"><text:change-start text:change-id="ct-1372214392"/><draw:frame draw:style-name="fr2" draw:name="Object1" text:anchor-type="as-char" svg:width="15.335cm" svg:height="23.305cm" draw:z-index="0"><draw:object-ole xlink:href="./Obj0012D2C9" xlink:type="simple" xlink:show="embed" xlink:actuate="onLoad"/><draw:image xlink:href="./ObjectReplacements/Obj0012D2C9" xlink:type="simple" xlink:show="embed" xlink:actuate="onLoad"/></draw:frame><text:change-end text:change-id="ct-1372214392"/></text:p>
      <text:p text:style-name="P1"><text:change text:change-id="ct-1372214280"/></text:p>
      <text:p text:style-name="Standard"><text:span text:style-name="T1">Figuur 1: Top level sketch of the basic role and task distinction in the Digital Washing Machine. De man-figure</text:span><text:change-start text:change-id="ct-1372214168"/><text:span text:style-name="T1">s</text:span><text:change-end text:change-id="ct-1372214168"/><text:span text:style-name="T1"> represent users. </text:span><text:change text:change-id="ct-1374239944"/><text:change-start text:change-id="ct-1388179736"/><text:span text:style-name="T1">The</text:span><text:change-end text:change-id="ct-1388179736"/><text:span text:style-name="T1"> ovals represent use cases. The digits in the ovals indicate the section in which <text:s/>that case is described.</text:span></text:p>
      <text:p text:style-name="P1">The second distinction in roles is shown in figure 2. </text:p>
      <text:p text:style-name="Standard"><text:change-start text:change-id="ct-1372213944"/><draw:frame draw:style-name="fr3" draw:name="Object2" text:anchor-type="as-char" svg:width="14.667cm" svg:height="22.976cm" draw:z-index="1"><draw:object-ole xlink:href="./Obj0012D2CB" xlink:type="simple" xlink:show="embed" xlink:actuate="onLoad"/><draw:image xlink:href="./ObjectReplacements/Obj0012D2CB" xlink:type="simple" xlink:show="embed" xlink:actuate="onLoad"/></draw:frame><text:change-end text:change-id="ct-1372213944"/><text:change text:change-id="ct-1372213832"/></text:p>
      <text:p text:style-name="Standard"><text:span text:style-name="T1">Figure2 : A different distinction administrator, digital investigator and team leader</text:span><text:span text:style-name="T4">. </text:span><text:span text:style-name="T1">De man-figures represent users. De ovals represent use cases. The digits in the ovals indicate the section in which <text:s/>that case is described.</text:span></text:p>
      <text:p text:style-name="P21"><text:change-start text:change-id="ct-1372213720"/></text:p>
      <text:p text:style-name="P21"><text:change-end text:change-id="ct-1372213720"/></text:p>
      <text:p text:style-name="Standard"><text:span text:style-name="T2">This extended role view distinguishes five roles. For brevity’s sake the role of investigator and the role of developer are left out to save space. They are identical to the ones in Figure 1</text:span><text:span text:style-name="T4">. </text:span></text:p>
      <text:p text:style-name="P1"><text:change-start text:change-id="ct-1372213608"/></text:p>
      <text:p text:style-name="P1"/>
      <text:list text:style-name="WW8Num6">
        <text:list-item>
          <text:p text:style-name="P22"><text:span text:style-name="T2">Root Administrator. </text:span><text:change-end text:change-id="ct-1372213608"/><text:change-start text:change-id="ct-1372216744"/><text:span text:style-name="T2">This role has similar rights as the Root Administrator of Figure 1. The main difference is that he is not authorized to change user permissions. He can however create or delete users. This role can be filled in by a senior digital</text:span><text:change-end text:change-id="ct-1372216744"/></text:p>
        </text:list-item>
        <text:list-item>
          <text:p text:style-name="P22"><text:change-start text:change-id="ct-1372096172"/><text:span text:style-name="T2">Case Administrator. This role is also similar to the case administrator in the basic</text:span><text:change-end text:change-id="ct-1372096172"/><text:change-start text:change-id="ct-1372097404"/><text:span text:style-name="T2"> view. However, a digital investigator cannot add more people to one case. This role can be filled in by any digital investigator.</text:span></text:p>
        </text:list-item>
        <text:list-item>
          <text:p text:style-name="P22"><text:span text:style-name="T2">Functional Application Administrator. This role assigns roles and responsibilities to other members of a case. The decision on who takes which role is made by the team leader</text:span><text:change-end text:change-id="ct-1372097404"/><text:change-start text:change-id="ct-1372095164"/><text:span text:style-name="T2"> of an investigation.</text:span><text:change-end text:change-id="ct-1372095164"/></text:p>
        </text:list-item>
      </text:list>
      <text:p text:style-name="P1"/>
      <text:p text:style-name="P2"><text:change text:change-id="ct-1372216632"/></text:p>
      <text:list text:style-name="WW8Num30">
        <text:list-item>
          <text:p text:style-name="P23"><text:change text:change-id="ct-1372095948"/><text:change text:change-id="ct-1372096060"/><text:change text:change-id="ct-1372216520"/></text:p>
        </text:list-item>
      </text:list>
      <text:p text:style-name="P1"><text:change text:change-id="ct-1372216072"/><text:change text:change-id="ct-1372215960"/><text:change text:change-id="ct-1372215848"/><text:change text:change-id="ct-1372200020"/><text:change text:change-id="ct-1372213496"/><text:change text:change-id="ct-1372097740"/><text:change text:change-id="ct-1372097628"/></text:p>
      <text:p text:style-name="P1"><text:change text:change-id="ct-1372216184"/></text:p>
      <text:h text:style-name="P18" text:outline-level="3">1.2. Outline of the paper.</text:h>
      <text:p text:style-name="Standard"><text:span text:style-name="T2">The other chapters of this paper serve two functions: 1. to describe and further divide the use cases given in the previous two figures. 2. to give additional specifications on the architecture and robustness of the system. Chapter 2 discusses the role of the developer. It also provides specifications on the architecture to provide a context <text:s/>in which the remaining roles should fulfill their tasks. The other use cases are then discussed in chapter three to six. Each chapter focuses on one role using the extended role view of Figure 2</text:span><text:span text:style-name="T5"><text:note text:id="ftn1" text:note-class="footnote"><text:note-citation>1</text:note-citation><text:note-body><text:p text:style-name="P24"><text:s/>The use of Figure 2 to divide the remaining chapter does not indicate a preference. Instead, dividing the teamleader roles into root and case administrator tasks is supposed to be easier than combining different root and case administrator tasks to a team leader chapter.</text:p></text:note-body></text:note></text:span><text:span text:style-name="T2">. Chapter 3 focuses on the administrator, chapter 4 on the team leader, chapter 5 on the digital investigator and chapter 6 elaborates on the investigator use case. Sometimes a use case are prefixed by ‘(I)’ or ‘(II)’ to distinguish between different ways to support that use case.</text:span></text:p>
      <text:p text:style-name="P1"/>
      <text:p text:style-name="P1">Chapter seven depicts extended use cases with extra roles that are not given in this chapter. They provide a functional extension to the Digital Washing Machine to secure the chain of evidence. <text:s/></text:p>
      <text:p text:style-name="P1"><text:s/></text:p>
      <text:h text:style-name="P17" text:outline-level="2">2. Washing Machine Architecture</text:h>
      <text:p text:style-name="P1"/>
      <text:p text:style-name="P1">Modules provide the Washing Machine with its processing power. The washing machine will be built initially with a set of standard modules. However, the advantage of the digital washing machine lies in the easy addition of new modules. Therefore, the washing machine provides a Application Programming Interface for adding new modules.</text:p>
      <text:p text:style-name="P1"/>
      <text:h text:style-name="P17" text:outline-level="2">2.1 Developers, Developers, Developers</text:h>
      <text:p text:style-name="P1"/>
      <text:p text:style-name="P1">The system design provides support for two tasks for developers that want to extend the functioning of the Digital Washing Machine. </text:p>
      <text:p text:style-name="P1"/>
      <text:h text:style-name="P18" text:outline-level="3">2.1.1 Programming a Module</text:h>
      <text:p text:style-name="P1">Support for programming new modules is provided by supplying an Application Programming Interface(API). Three general kinds of module tasks can be distinguished.<text:change text:change-id="ct-1372098188"/></text:p>
      <text:p text:style-name="Standard"><text:span text:style-name="T2">The Application Programming Interface allows a programmer to create modules that can read new jobs, check for existing metadata to evidence contained in a job, add new metadata to evidence, create derived files – new evidence</text:span><text:span text:style-name="T5"><text:note text:id="ftn2" text:note-class="footnote"><text:note-citation>2</text:note-citation><text:note-body><text:p text:style-name="P24"><text:s/>What is called “new evidence” is actually a simplified representation of existing evidence. Of course the modules do not create additional evidence out of thin air.</text:p></text:note-body></text:note></text:span><text:span text:style-name="T2"> -- from existing evidence and submit this evidence for further processing. Modules can do a combination of the three tasks.</text:span></text:p>
      <text:p text:style-name="P1"/>
      <text:p text:style-name="P1"/>
      <text:h text:style-name="P25" text:outline-level="4">Adding Metadata</text:h>
      <text:p text:style-name="Standard"><text:span text:style-name="T2">A module asks the router (somewhere in this document, the router should be defined…) for the next job. It retrieves the evidence from the job, analyzes the underlying file and adds the results of the analysis as new metadata to the evidence. For example: computing the type of a file. The different kinds of metadata that will be supported will be: strings, integers, floating points, times, Unicode strings, </text:span><text:change-start text:change-id="ct-1372098076"/><text:span text:style-name="T2">arrays</text:span><text:change-end text:change-id="ct-1372098076"/><text:change text:change-id="ct-1372095388"/><text:change text:change-id="ct-1372095276"/><text:change text:change-id="ct-1372097852"/><text:change text:change-id="ct-1372097964"/><text:change-start text:change-id="ct-1372095500"/><text:span text:style-name="T3">.</text:span></text:p>
      <text:p text:style-name="P4"/>
      <text:p text:style-name="P26">Adding MetaData(II)</text:p>
      <text:p text:style-name="Standard"><text:span text:style-name="T6">A programmer can define a length of record for a particular kind of data. For instance</text:span>, the mimetype always consists of two strings. The api provides checking on whether the amount of </text:p>
      <text:p text:style-name="Standard">data added to the evidence does not more than required. </text:p>
      <text:p text:style-name="P4"><text:change-end text:change-id="ct-1372095500"/><text:change-start text:change-id="ct-1372095612"/></text:p>
      <text:p text:style-name="P26">Adding MetaData(III)</text:p>
      <text:p text:style-name="P27"><text:change-end text:change-id="ct-1372095612"/><text:change-start text:change-id="ct-1372095724"/>Besides the previous defined kinds of metadata, a programmer can also define a pair, and an array of pairs. This allows the storage of slightly structured data.</text:p>
      <text:p text:style-name="P27"/>
      <text:p text:style-name="P26">Adding MetaData(IV)</text:p>
      <text:p text:style-name="P27">This is an extension to II. Besides a record size, the programmer can also provide a record id. This is understood by the data storage to refer to a particular structure in which the data is being stored. The datastorage assumed that the thus added metadata is in that particular format.</text:p>
      <text:p text:style-name="P27"/>
      <text:p text:style-name="P26">Adding MetaData(V)</text:p>
      <text:p text:style-name="P28">The programmer can define a particular format for a kind of metadatatype. This is either by using a xsd scheme or by defining a structure of an object which is to be added. The metadata can then only be added in that particular format. </text:p>
      <text:p text:style-name="P4"/>
      <text:p text:style-name="P26">Adding MetaData(VI)</text:p>
      <text:p text:style-name="P27">The programmer can add metadata with a certain probability. This is a measure of how certain a module is of a given datatype. E.g., I am 80% sure that this is a mp3 file.</text:p>
      <text:p text:style-name="P4"><text:change-end text:change-id="ct-1372095724"/></text:p>
      <text:h text:style-name="P25" text:outline-level="4">Creating Derived Evidence</text:h>
      <text:p text:style-name="P1">A module asks for the next job. It retrieves the evidence from the job, processes the evidence and creates one or more new files from this parent file. The new files are given back to the system to allow new processing. If necessary the module can add metadata both to the parent as well as to the child. An example of this kind of processing would be a zip module that is responsible for unpacking a zip file and putting the content files back into the digital washing machine. <text:change-start text:change-id="ct-1372095836"/></text:p>
      <text:p text:style-name="P1">Can a module get extra info to help him do its job? I.e. supply a password to the unzip module.<text:change-end text:change-id="ct-1372095836"/></text:p>
      <text:p text:style-name="P1"/>
      <text:h text:style-name="P25" text:outline-level="4">Creating Derived Evidence using two Parents</text:h>
      <text:p text:style-name="P1">A module processes a job. It stores the evidence id with, possibly, some extra data. When later a second job arrives, it combines those two evidences in order to create derived evidence. The derived evidence will have evidence from two parents. E.g.: Creating one archive from two disk images. </text:p>
      <text:p text:style-name="P1"/>
      <text:h text:style-name="P25" text:outline-level="4">Create new Metadata from Metadata</text:h>
      <text:p text:style-name="P1">A module asks for the next job. It retrieves the evidence from the job, retrieves metadata from that job and processes that metadata. The newly acquired metadata is then added to the evidence. A combination of this task and the first task is e.g., a module that further specifies the filetype based upon the file type that was already known about that evidence and the file itself.</text:p>
      <text:p text:style-name="P1"/>
      <text:p text:style-name="Standard"><text:span text:style-name="T2">Simple modules should be able to work with the described functionality. They can be</text:span><text:change-start text:change-id="ct-1372098300"/><text:span text:style-name="T2"> </text:span><text:change-end text:change-id="ct-1372098300"/><text:span text:style-name="T2">constructed by implementing a job handler function and calling a base run function. However, more complex modules might watch a separate process and must react to both an incoming job and an event from another observable. A separate function allows a module to do exactly this. </text:span></text:p>
      <text:p text:style-name="P1"><text:s/></text:p>
      <text:p text:style-name="P1"/>
      <text:h text:style-name="P18" text:outline-level="3">2.1.2 Creating a new Platform Implementation</text:h>
      <text:p text:style-name="P1"/>
      <text:h text:style-name="P25" text:outline-level="4">Creating a new Platform Implementation (I)</text:h>
      <text:p text:style-name="P1">A programmer develops a module that can only run on an unsupported platform. He writes an implementation of application programming interface for that platform and for the Digital Washing Machine Architecture that is being used. After writing the module and attaching a machine with that platform to the Washing Machine, the module processes its job.</text:p>
      <text:p text:style-name="P1">If a programmer has to develop a module that can only run on a unsupported platform, he should first write an implementation of the API for the Digital Washing Machine Architecture for that platform. After writing the module and attaching a machine running the (until then) unsupported platform to the Washing Machine, the module is able to processes its jobs.</text:p>
      <text:p text:style-name="P1"/>
      <text:h text:style-name="P25" text:outline-level="4">Creating a new Platform Implementation (II)</text:h>
      <text:p text:style-name="P1">A developer wants to integrate a program as a module in the current implementation of the Digital Washing Machine. He does not write an implementation of the API, instead he writes an network compatible implementation. A module created with this implementation uses different method calls, but is on a network call level similar to ‘normal’modules. After writing the module and attaching a machine running the (until then) unsupported platform to the Washing Machine, the module is able to processes its jobs.</text:p>
      <text:h text:style-name="P17" text:outline-level="2">2.2. Available Modules</text:h>
      <text:p text:style-name="P1"/>
      <text:p text:style-name="P1">The following modules will be available in version 1.0 of the digital washing machine. Their functionality will be similar to those used in the proof of concept (POC) implementation of the digital washing machine.</text:p>
      <text:p text:style-name="P1"/>
      <text:list text:style-name="WW8Num28">
        <text:list-item>
          <text:p text:style-name="P29">Digest module:<text:line-break/>Calculate the SHA1 and MD5 hash of a file and lookup the hashes in the hash databases that the washing machine has.</text:p>
        </text:list-item>
        <text:list-item>
          <text:p text:style-name="P29">File module:<text:line-break/>Determine the file type using several different “smoke and mirror” algorithms and lookup tables, based on the content AND the possible extension. Mismatches between file type and extension are flagged in metadata.</text:p>
        </text:list-item>
        <text:list-item>
          <text:p text:style-name="P30"><text:span text:style-name="T2">Strings module</text:span><text:change-start text:change-id="ct-1372098412"/><text:span text:style-name="T2">:<text:line-break/></text:span><text:change-end text:change-id="ct-1372098412"/><text:span text:style-name="T2">Extract ascii text from (binary) data </text:span><text:change-start text:change-id="ct-1372106272"/><text:span text:style-name="T2">for indexing purposes.</text:span><text:change-end text:change-id="ct-1372106272"/></text:p>
        </text:list-item>
        <text:list-item>
          <text:p text:style-name="P30"><text:span text:style-name="T2">Pdf2Text module:<text:line-break/>Convert PDF files to ASCII text, </text:span><text:change-start text:change-id="ct-1372112788"/><text:span text:style-name="T2">for indexing purposes.</text:span><text:change-end text:change-id="ct-1372112788"/></text:p>
        </text:list-item>
        <text:list-item>
          <text:p text:style-name="P30"><text:span text:style-name="T2">Mime/Mail module:<text:line-break/>Process separate email messages and split them into several parts: headers, body text, attachments</text:span><text:change-start text:change-id="ct-1372112900"/><text:span text:style-name="T2">.</text:span><text:change-end text:change-id="ct-1372112900"/></text:p>
        </text:list-item>
        <text:list-item>
          <text:p text:style-name="P30"><text:span text:style-name="T2">Zip Module:<text:line-break/>Unzip ZIP files</text:span><text:change-start text:change-id="ct-1372113012"/><text:span text:style-name="T2">.</text:span><text:change-end text:change-id="ct-1372113012"/></text:p>
        </text:list-item>
        <text:list-item>
          <text:p text:style-name="P30"><text:span text:style-name="T2">Gzip module:<text:line-break/>Decompress GZIP files</text:span><text:change-start text:change-id="ct-1372113124"/><text:span text:style-name="T2">.</text:span><text:change-end text:change-id="ct-1372113124"/></text:p>
        </text:list-item>
        <text:list-item>
          <text:p text:style-name="P29">Tar module:<text:line-break/>Untar TAR files.</text:p>
        </text:list-item>
        <text:list-item>
          <text:p text:style-name="P29">Virusscan module:<text:line-break/>Scan files for computer viruses.</text:p>
        </text:list-item>
        <text:list-item>
          <text:p text:style-name="P29">MBOX2MSG:<text:line-break/>Extract email messages from a mailbox.</text:p>
        </text:list-item>
        <text:list-item>
          <text:p text:style-name="P29">DOC2TXT:<text:line-break/>Convert MS Word documents to ASCII.</text:p>
        </text:list-item>
        <text:list-item>
          <text:p text:style-name="P29">DOCMeta:<text:line-break/>Extracts meta information from MS Word documents (revisions, authors, save times etc).</text:p>
        </text:list-item>
        <text:list-item>
          <text:p text:style-name="P30"><text:change-start text:change-id="ct-1372106496"/><text:span text:style-name="T2">Several others that I cannot think </text:span><text:change-end text:change-id="ct-1372106496"/><text:change-start text:change-id="ct-1372106608"/><text:span text:style-name="T2">of right now. Lex???</text:span><text:change-end text:change-id="ct-1372106608"/></text:p>
        </text:list-item>
      </text:list>
      <text:p text:style-name="P1"/>
      <text:h text:style-name="P17" text:outline-level="2">2.3. Further Restrictions on Modules</text:h>
      <text:h text:style-name="P18" text:outline-level="3">2.3.1 Cross-Platform</text:h>
      <text:p text:style-name="Standard"><text:change-start text:change-id="ct-1372106160"/><text:span text:style-name="T2">At this time of writing a choice for the primary platform for the </text:span><text:change-end text:change-id="ct-1372106160"/><text:change-start text:change-id="ct-1372106048"/><text:span text:style-name="T2">Digital Washing Machine Architecture (Windows or Linux) has not yet been made.</text:span><text:change-end text:change-id="ct-1372106048"/><text:change-start text:change-id="ct-1372105936"/><text:span text:style-name="T2"> The washing machine however suppor</text:span><text:change-end text:change-id="ct-1372105936"/><text:change-start text:change-id="ct-1372111108"/><text:span text:style-name="T2">t</text:span><text:change-end text:change-id="ct-1372111108"/><text:change-start text:change-id="ct-1372104816"/><text:span text:style-name="T2">s</text:span><text:change-end text:change-id="ct-1372104816"/><text:change-start text:change-id="ct-1372104704"/><text:span text:style-name="T2"> both modules running on Windows </text:span><text:change-end text:change-id="ct-1372104704"/><text:change-start text:change-id="ct-1372104592"/><text:span text:style-name="T2">or </text:span><text:change-end text:change-id="ct-1372104592"/><text:change-start text:change-id="ct-1372104480"/><text:span text:style-name="T2">Linux machines</text:span><text:change-end text:change-id="ct-1372104480"/><text:change-start text:change-id="ct-1372104368"/><text:span text:style-name="T2">.</text:span><text:change-end text:change-id="ct-1372104368"/></text:p>
      <text:p text:style-name="P1"/>
      <text:p text:style-name="P1">A developer can write a module for both MS Windows™ and linux. By compiling the module with the module API implementation for that chosen platform, the developer can create a running module with the intended functionality that can easily be plugged in into the washing machine. </text:p>
      <text:p text:style-name="P1"/>
      <text:h text:style-name="P18" text:outline-level="3">2.3.2 Data protection</text:h>
      <text:p text:style-name="P1">A module is not able to do any harm to already existing data. It only has read-only rights to the existing data. It can, however add new data to the washing machine (through the API).</text:p>
      <text:h text:style-name="P18" text:outline-level="3">2.3.3 System Protection</text:h>
      <text:p text:style-name="Standard"><text:span text:style-name="T2">A module should not be able to damage the system or </text:span><text:change text:change-id="ct-1372103920"/><text:span text:style-name="T2">open connections to outside.</text:span></text:p>
      <text:h text:style-name="P18" text:outline-level="3">2.3.4 Rights Protection</text:h>
      <text:p text:style-name="P1">Modules have different rights that are assigned in the architecture. Adding new metadata </text:p>
      <text:p text:style-name="P1">or adding derived evidence requires a right to do that. <text:change-start text:change-id="ct-1372114692"/></text:p>
      <text:p text:style-name="P1"/>
      <text:p text:style-name="P31">Compile-Time Right Protection</text:p>
      <text:p text:style-name="P32"><text:change-end text:change-id="ct-1372114692"/><text:change-start text:change-id="ct-1372114580"/>The check on whether a module does something which is not according its registration is done during compile time.</text:p>
      <text:p text:style-name="P32"/>
      <text:p text:style-name="P31">Runtime Right Protection</text:p>
      <text:p text:style-name="P32">When a module wants to<text:change-end text:change-id="ct-1372114580"/><text:change-start text:change-id="ct-1372113348"/> do somehing that requires a right, <text:change-end text:change-id="ct-1372113348"/><text:change-start text:change-id="ct-1372113236"/>the api will first check the credentials of that module.</text:p>
      <text:p text:style-name="P32"/>
      <text:h text:style-name="Heading_20_3" text:outline-level="3"><text:change-end text:change-id="ct-1372113236"/><text:change-start text:change-id="ct-1372112676"/>2.3.5 Reserved Namespace</text:h>
      <text:p text:style-name="Standard"><text:change-end text:change-id="ct-1372112676"/><text:change-start text:change-id="ct-1372112564"/>Only <text:change-end text:change-id="ct-1372112564"/><text:change-start text:change-id="ct-1372112452"/>a set of core modules is allowed to regiser it self in the core namespace. The router checks besides the name of the module, also the namespace. This would <text:change-end text:change-id="ct-1372112452"/><text:change-start text:change-id="ct-1372112340"/>make sure that e.g., only the <text:change-end text:change-id="ct-1372112340"/><text:change-start text:change-id="ct-1372110996"/>official file-module would retrieve files from the router.<text:change-end text:change-id="ct-1372110996"/></text:p>
      <text:h text:style-name="P33" text:outline-level="1">2.4 Specifications on the Architecture </text:h>
      <text:p text:style-name="P1"/>
      <text:p text:style-name="P1"/>
      <text:p text:style-name="P1"/>
      <text:p text:style-name="P34"><draw:line text:anchor-type="paragraph" draw:z-index="23" draw:style-name="gr1" draw:text-style-name="P35" svg:x1="14.346cm" svg:y1="6.101cm" svg:x2="8.821cm" svg:y2="0.09cm"><text:p/></draw:line></text:p>
      <text:p text:style-name="P34"><draw:line text:anchor-type="paragraph" draw:z-index="22" draw:style-name="gr1" draw:text-style-name="P35" svg:x1="11.954cm" svg:y1="4.789cm" svg:x2="9.033cm" svg:y2="0.238cm"><text:p/></draw:line></text:p>
      <text:p text:style-name="P1"/>
      <text:p text:style-name="P1"/>
      <text:p text:style-name="P34"><draw:line text:anchor-type="paragraph" draw:z-index="25" draw:style-name="gr2" draw:text-style-name="P35" svg:x1="8.821cm" svg:y1="-1.857cm" svg:x2="5.223cm" svg:y2="-0.587cm"><text:p/></draw:line><draw:line text:anchor-type="paragraph" draw:z-index="24" draw:style-name="gr2" draw:text-style-name="P35" svg:x1="9.033cm" svg:y1="-1.222cm" svg:x2="5.223cm" svg:y2="-0.164cm"><text:p/></draw:line><draw:g text:anchor-type="paragraph" draw:z-index="9" draw:style-name="gr3"><draw:ellipse draw:style-name="gr4" draw:text-style-name="P36" svg:width="3.599cm" svg:height="3.176cm" svg:x="1.859cm" svg:y="6.186cm"><draw:glue-point draw:id="4" svg:x="4.997cm" svg:y="0cm"/><draw:glue-point draw:id="5" svg:x="1.46cm" svg:y="1.46cm"/><draw:glue-point draw:id="6" svg:x="0cm" svg:y="4.997cm"/><draw:glue-point draw:id="7" svg:x="1.46cm" svg:y="8.534cm"/><draw:glue-point draw:id="8" svg:x="4.997cm" svg:y="9.994cm"/><draw:glue-point draw:id="9" svg:x="8.535cm" svg:y="8.534cm"/><draw:glue-point draw:id="10" svg:x="10cm" svg:y="4.997cm"/><draw:glue-point draw:id="11" svg:x="8.535cm" svg:y="1.46cm"/><text:p/></draw:ellipse><draw:frame draw:style-name="gr5" draw:text-style-name="P37" svg:width="4.077cm" svg:height="2.237cm" svg:x="1.621cm" svg:y="6.655cm"><draw:text-box><text:p text:style-name="P37"><text:span text:style-name="T7">Job Dis-patcher</text:span></text:p></draw:text-box></draw:frame></draw:g><draw:line text:anchor-type="paragraph" draw:z-index="8" draw:style-name="gr2" draw:text-style-name="P35" svg:x1="1.413cm" svg:y1="-1.857cm" svg:x2="2.895cm" svg:y2="-0.164cm"><text:p/></draw:line><draw:line text:anchor-type="paragraph" draw:z-index="7" draw:style-name="gr2" draw:text-style-name="P35" svg:x1="3.953cm" svg:y1="-1.646cm" svg:x2="4.165cm" svg:y2="0.047cm"><text:p/></draw:line><draw:line text:anchor-type="paragraph" draw:z-index="6" draw:style-name="gr2" draw:text-style-name="P35" svg:x1="0.566cm" svg:y1="-0.799cm" svg:x2="1.624cm" svg:y2="-0.164cm"><text:p/></draw:line><draw:frame text:anchor-type="paragraph" draw:z-index="5" draw:style-name="gr6" draw:text-style-name="P39" svg:width="1.362cm" svg:height="1.04cm" svg:x="-0.492cm" svg:y="-1.646cm"><draw:text-box><text:p text:style-name="P38"><text:span text:style-name="T8">text</text:span></text:p></draw:text-box></draw:frame><draw:frame text:anchor-type="paragraph" draw:z-index="4" draw:style-name="gr7" draw:text-style-name="P39" svg:width="0.512cm" svg:height="1.271cm" svg:x="1.369cm" svg:y="-0.049cm"><draw:text-box><text:p/></draw:text-box></draw:frame><draw:frame text:anchor-type="paragraph" draw:z-index="3" draw:style-name="gr8" draw:text-style-name="P39" svg:width="3.638cm" svg:height="1.04cm" svg:x="2.471cm" svg:y="-2.492cm"><draw:text-box><text:p text:style-name="P38"><text:span text:style-name="T8">Encase image</text:span></text:p></draw:text-box></draw:frame><draw:g text:anchor-type="paragraph" draw:z-index="2" draw:style-name="gr3"><draw:polygon draw:style-name="gr4" draw:text-style-name="P36" svg:width="4.659cm" svg:height="3.601cm" svg:x="0.99cm" svg:y="0.153cm" svg:viewBox="0 0 4660 3602" draw:points="0,0 4658,0 3493,3600 1164,3600"><draw:glue-point draw:id="4" svg:x="8.743cm" svg:y="4.995cm"/><draw:glue-point draw:id="5" svg:x="4.996cm" svg:y="9.995cm"/><draw:glue-point draw:id="6" svg:x="1.249cm" svg:y="4.995cm"/><draw:glue-point draw:id="7" svg:x="4.996cm" svg:y="0cm"/><text:p/></draw:polygon><draw:frame draw:style-name="gr9" draw:text-style-name="P40" svg:width="3.022cm" svg:height="2.019cm" svg:x="1.808cm" svg:y="0.943cm"><draw:text-box><text:p text:style-name="P40"><text:span text:style-name="T9">Evidence+data</text:span></text:p><text:p text:style-name="P40"><text:span text:style-name="T9">Repository</text:span></text:p></draw:text-box></draw:frame></draw:g></text:p>
      <text:p text:style-name="P1"/>
      <text:p text:style-name="P1"/>
      <text:p text:style-name="P1"/>
      <text:p text:style-name="P1"/>
      <text:p text:style-name="P1"/>
      <text:p text:style-name="P34"><draw:frame text:anchor-type="paragraph" draw:z-index="20" draw:style-name="gr10" draw:text-style-name="P39" svg:width="2.876cm" svg:height="1.04cm" svg:x="10.451cm" svg:y="0.176cm"><draw:text-box><text:p text:style-name="P38"><text:span text:style-name="T8">file1, file2</text:span></text:p></draw:text-box></draw:frame></text:p>
      <text:p text:style-name="P34"><draw:line text:anchor-type="paragraph" draw:z-index="28" draw:style-name="gr2" draw:text-style-name="P35" svg:x1="3.302cm" svg:y1="0.395cm" svg:x2="3.302cm" svg:y2="0.967cm"><text:p/></draw:line></text:p>
      <text:p text:style-name="P34"><draw:g text:anchor-type="paragraph" draw:z-index="26" draw:style-name="gr3"><draw:rect draw:style-name="gr4" draw:text-style-name="P36" svg:width="2.541cm" svg:height="1.059cm" svg:x="2.288cm" svg:y="0.346cm"><text:p/></draw:rect><draw:frame draw:style-name="gr9" draw:text-style-name="P37" svg:width="3.022cm" svg:height="1.059cm" svg:x="2.048cm" svg:y="0.346cm"><draw:text-box><text:p text:style-name="P37"><text:span text:style-name="T8">hashDigest</text:span></text:p></draw:text-box></draw:frame></draw:g><draw:line text:anchor-type="paragraph" draw:z-index="18" draw:style-name="gr2" draw:text-style-name="P35" svg:x1="9.922cm" svg:y1="2.102cm" svg:x2="11.996cm" svg:y2="0.028cm"><text:p/></draw:line><draw:frame text:anchor-type="paragraph" draw:z-index="21" draw:style-name="gr11" draw:text-style-name="P39" svg:width="4.005cm" svg:height="1.04cm" svg:x="12.82cm" svg:y="0.222cm"><draw:text-box><text:p text:style-name="P38"><text:span text:style-name="T8">File3, metadata</text:span></text:p></draw:text-box></draw:frame></text:p>
      <text:p text:style-name="P1"/>
      <text:p text:style-name="P34"><draw:line text:anchor-type="paragraph" draw:z-index="27" draw:style-name="gr2" draw:text-style-name="P35" svg:x1="3.302cm" svg:y1="0.416cm" svg:x2="3.302cm" svg:y2="1.326cm"><text:p/></draw:line><draw:line text:anchor-type="paragraph" draw:z-index="19" draw:style-name="gr2" draw:text-style-name="P35" svg:x1="9.922cm" svg:y1="2.547cm" svg:x2="14.388cm" svg:y2="0.092cm"><text:p/></draw:line></text:p>
      <text:p text:style-name="P34"><draw:g text:anchor-type="paragraph" draw:z-index="13" draw:style-name="gr3"><draw:rect draw:style-name="gr4" draw:text-style-name="P36" svg:width="3.513cm" svg:height="0.847cm" svg:x="6.408cm" svg:y="0.155cm"><text:p/></draw:rect><draw:frame draw:style-name="gr12" draw:text-style-name="P38" svg:width="2.154cm" svg:height="0.847cm" svg:x="7.087cm" svg:y="0.155cm"><draw:text-box><text:p text:style-name="P38"><text:span text:style-name="T10">Module-1</text:span></text:p></draw:text-box></draw:frame></draw:g></text:p>
      <text:p text:style-name="P34"><draw:line text:anchor-type="paragraph" draw:z-index="10" draw:style-name="gr2" draw:text-style-name="P35" svg:x1="5.08cm" svg:y1="1.094cm" svg:x2="6.35cm" svg:y2="0.247cm"><text:p/></draw:line></text:p>
      <text:p text:style-name="P34"/>
      <text:p text:style-name="P8"><draw:frame draw:style-name="fr4" draw:name="Graphic1" text:anchor-type="paragraph" svg:x="12.123cm" svg:y="0.388cm" svg:width="2.956cm" svg:height="2.962cm" draw:z-index="17"><draw:image xlink:href="Pictures/2000005C00002597000025A47FBC943C.svm" xlink:type="simple" xlink:show="embed" xlink:actuate="onLoad"/></draw:frame><draw:g text:anchor-type="paragraph" draw:z-index="14" draw:style-name="gr3"><draw:rect draw:style-name="gr4" draw:text-style-name="P36" svg:width="3.493cm" svg:height="0.847cm" svg:x="6.408cm" svg:y="0.176cm"><text:p/></draw:rect><draw:frame draw:style-name="gr13" draw:text-style-name="P38" svg:width="2.294cm" svg:height="0.847cm" svg:x="7.008cm" svg:y="0.176cm"><draw:text-box><text:p text:style-name="P38"><text:span text:style-name="T10">Module--2</text:span></text:p></draw:text-box></draw:frame></draw:g><text:change-start text:change-id="ct-1372159312"/><text:tab/>Router<text:change-end text:change-id="ct-1372159312"/></text:p>
      <text:p text:style-name="P41"><draw:line text:anchor-type="paragraph" draw:z-index="11" draw:style-name="gr2" draw:text-style-name="P35" svg:x1="5.207cm" svg:y1="0.141cm" svg:x2="6.35cm" svg:y2="0.056cm"><text:p/></draw:line></text:p>
      <text:p text:style-name="P41"><draw:line text:anchor-type="paragraph" draw:z-index="12" draw:style-name="gr2" draw:text-style-name="P35" svg:x1="5.207cm" svg:y1="0.289cm" svg:x2="6.138cm" svg:y2="0.839cm"><text:p/></draw:line></text:p>
      <text:p text:style-name="P41"><draw:polygon text:anchor-type="paragraph" draw:z-index="16" draw:style-name="gr14" draw:text-style-name="P42" svg:width="2.119cm" svg:height="1.35cm" svg:x="9.943cm" svg:y="-0.014cm" svg:viewBox="0 0 2120 1351" draw:points="0,674 422,0 422,337 1695,337 1695,0 2118,674 1695,1349 1695,1012 422,1012 422,1349"><text:p/></draw:polygon><draw:g text:anchor-type="paragraph" draw:z-index="15" draw:style-name="gr3"><draw:rect draw:style-name="gr4" draw:text-style-name="P36" svg:width="3.513cm" svg:height="0.847cm" svg:x="6.408cm" svg:y="0.198cm"><text:p/></draw:rect><draw:frame draw:style-name="gr15" draw:text-style-name="P38" svg:width="2.387cm" svg:height="0.847cm" svg:x="6.971cm" svg:y="0.198cm"><draw:text-box><text:p text:style-name="P38"><text:span text:style-name="T10">Module-xX</text:span></text:p></draw:text-box></draw:frame></draw:g></text:p>
      <text:p text:style-name="P8"/>
      <text:p text:style-name="P8"/>
      <text:p text:style-name="P8"/>
      <text:p text:style-name="P8">The architecture delivers every job to the right module. <text:s/>The main demands are speed and reliability. Further constraints on the architecture are also defined by the use cases in the Administrator Interface. The following specifications and use cases specifically apply to the</text:p>
      <text:p text:style-name="P8">Architecture. </text:p>
      <text:p text:style-name="P8"/>
      <text:h text:style-name="P6" text:outline-level="3">2.4.1 Adding Evidence to be Processed (I)</text:h>
      <text:p text:style-name="P7"><text:span text:style-name="T2">When a new evidence is given to the job router it looks at the caseid. It then looks up the appropriate decision table for that case. The decision table consists of rules. The metadata matches with the preconditions of a rule that is specified in the job router. The router looks up the module name that is attached to these preconditions. It then sends the job to that module. If no rule matches with the metadata the job is not further processed.</text:span><text:change-start text:change-id="ct-1372159424"/><text:span text:style-name="T2"> The evidence is marked “FINISHED PROCESSING”</text:span><text:change-end text:change-id="ct-1372159424"/></text:p>
      <text:p text:style-name="P8"/>
      <text:h text:style-name="P6" text:outline-level="3">2.4.2 Adding Evidence to be Processed (II)</text:h>
      <text:p text:style-name="P8">Similar to A. The difference is that more rules can be triggered at the same time and multiple jobs containing the same evidence can be sent to the different modules.</text:p>
      <text:p text:style-name="P8"/>
      <text:h text:style-name="P6" text:outline-level="3">2.4.3 Adding Evidence to the database</text:h>
      <text:p text:style-name="P8">When a piece of evidence is processed, the new metadata and the evidence are added to the database. </text:p>
      <text:p text:style-name="P8">The evidence can be added at two times.</text:p>
      <text:list text:style-name="WW8Num2">
        <text:list-item>
          <text:p text:style-name="P43">Every time a job is presented to the router.</text:p>
        </text:list-item>
        <text:list-item>
          <text:p text:style-name="P43">When a job is fully processed (there are no further rules for processing the job).</text:p>
        </text:list-item>
      </text:list>
      <text:h text:style-name="P6" text:outline-level="3">2.4.4 Handling Failures</text:h>
      <text:h text:style-name="P11" text:outline-level="4">Determining that a Module is overloaded</text:h>
      <text:p text:style-name="P8">When a module has too many jobs waiting for it, the router will receive a message that the module is not available. If so, no more jobs will be sent to that module until a signal is given back that the module is waiting for input. The jobs that are not sent will be stored in a queue. <text:change-start text:change-id="ct-1372039972"/></text:p>
      <text:p text:style-name="P8"><text:change-end text:change-id="ct-1372039972"/></text:p>
      <text:h text:style-name="P11" text:outline-level="4">Logging Failures to Process a Job</text:h>
      <text:p text:style-name="P8">When a module cannot process a job it will return wash_failure. This part is logged by the Router. The Case Administrator is alerted.</text:p>
      <text:p text:style-name="P8"/>
      <text:h text:style-name="P11" text:outline-level="4">Determining that a Module is not Working</text:h>
      <text:p text:style-name="P8">The router maintains a list of the jobs that are sent to other modules. If it turns out that jobs are not coming back, the module will be treated as if it is overloaded. The jobs that <text:s/>have not been processed will be resent later when the module is restarted and gives a message that it is waiting for input. (How many times will a job be resent till the module is supposed dead?)</text:p>
      <text:p text:style-name="P8">The router can query the module for its status. If no response is received within a configurable time out period, the module is treated as “dead”. </text:p>
      <text:p text:style-name="P8"/>
      <text:h text:style-name="P11" text:outline-level="4">Restarting a module automatically after it crashes</text:h>
      <text:p text:style-name="P8">When the router determines that a module is not responding, it applies the following strategy:</text:p>
      <text:list text:style-name="WW8Num9">
        <text:list-item>
          <text:p text:style-name="P44">Log the error.</text:p>
        </text:list-item>
        <text:list-item>
          <text:p text:style-name="P44">Restart the module. If a crash occurs again try to restart the module 3 times.</text:p>
        </text:list-item>
        <text:list-item>
          <text:p text:style-name="P44">Secure first the open job that was sent to the module by storing it in a safe place that can be inspected by the Case Administrator, restart module. (what<text:change text:change-id="ct-1372039524"/><text:change-start text:change-id="ct-1371697544"/> i<text:change-end text:change-id="ct-1371697544"/>s <text:change text:change-id="ct-1372041092"/><text:change-start text:change-id="ct-1372040644"/>'<text:change-end text:change-id="ct-1372040644"/>secure<text:change text:change-id="ct-1372040196"/><text:change-start text:change-id="ct-1372039748"/>'<text:change-end text:change-id="ct-1372039748"/>? you mean: skip this one?)</text:p>
        </text:list-item>
        <text:list-item>
          <text:p text:style-name="P44">Notify Root Administrator and Case Administrator. </text:p>
        </text:list-item>
      </text:list>
      <text:p text:style-name="P8"/>
      <text:h text:style-name="P11" text:outline-level="4">Recovering after a Crash</text:h>
      <text:p text:style-name="P8">When the router itself crashes, it should be able to continue after startup where it left off. (Any notifications to the system administrator???? Any strategy?)</text:p>
      <text:p text:style-name="P8"><text:change-start text:change-id="ct-1371697320"/></text:p>
      <text:p text:style-name="P8"/>
      <text:h text:style-name="Heading_20_3" text:outline-level="3">2.4.5 Detecting Anomalies</text:h>
      <text:p text:style-name="Standard"/>
      <text:p text:style-name="P45">Detecting <text:change-end text:change-id="ct-1371697320"/><text:change-start text:change-id="ct-1372040420"/>evidence that forever remains in the washing machine </text:p>
      <text:p text:style-name="Standard"><text:change-end text:change-id="ct-1372040420"/><text:change-start text:change-id="ct-1372159088"/><text:span text:style-name="T11">The architecture keeps track of the amount of modules that process</text:span><text:change-end text:change-id="ct-1372159088"/><text:change-start text:change-id="ct-1372038292"/><text:span text:style-name="T11"> a certain evidence. This amount includes the amount of processing that was done for its ancestors. The router can make </text:span><text:change-end text:change-id="ct-1372038292"/><text:change-start text:change-id="ct-1372038404"/><text:span text:style-name="T11">descisions based on this amount</text:span>. For instance, it can send the evidence to a module that stores it. <text:change-end text:change-id="ct-1372038404"/></text:p>
      <text:h text:style-name="P6" text:outline-level="3">2.4.<text:change text:change-id="ct-1372038516"/><text:change-start text:change-id="ct-1372038852"/>6<text:change-end text:change-id="ct-1372038852"/> Scalability with more machines</text:h>
      <text:p text:style-name="P8"/>
      <text:h text:style-name="P11" text:outline-level="4">Having Modules on More Machines</text:h>
      <text:p text:style-name="P8">When a module has determined the destination module of a job, it looks up the location of that module. The module can exist on the same machine or on a different machine. In all cases, the job is sent to that module. </text:p>
      <text:p text:style-name="P8"/>
      <text:h text:style-name="P11" text:outline-level="4">Having More Instances of the Same Module in the System</text:h>
      <text:p text:style-name="P7"><text:span text:style-name="T2">When a router has determined the name of the module to which a job should be sent, it can select one of the available instances of that module. The criteria on which to select a module can be based on randomness, whether the module is available and not currently overloaded</text:span><text:change-start text:change-id="ct-1372038964"/><text:span text:style-name="T2"> or the history of the processing of the evidence. In the case of a mult</text:span><text:change-end text:change-id="ct-1372038964"/><text:change text:change-id="ct-1372039188"/><text:change-start text:change-id="ct-1371698664"/><text:span text:style-name="T2">i</text:span><text:change-end text:change-id="ct-1371698664"/><text:change-start text:change-id="ct-1371698776"/><text:span text:style-name="T2">-host Digital Washing machine, evidence will be processed as much as possible by the same host to profit</text:span><text:change-end text:change-id="ct-1371698776"/><text:change-start text:change-id="ct-1371699000"/><text:span text:style-name="T2"> as much as possible from the file caching of the OS</text:span><text:change-end text:change-id="ct-1371699000"/><text:span text:style-name="T2">.</text:span></text:p>
      <text:h text:style-name="P11" text:outline-level="4"/>
      <text:h text:style-name="P11" text:outline-level="4">Having an Instance of a Module for a Specific Case</text:h>
      <text:p text:style-name="P8">A router can decide for a specific instance based upon the caseid. For instance, a certain instance of Midas indexes a specific case. </text:p>
      <text:p text:style-name="P8"/>
      <text:h text:style-name="P11" text:outline-level="4">Deciding on an Instance of a Module Based upon a Decision Rule</text:h>
      <text:p text:style-name="P8">A decision rule not only determines the module, but also the specific module instance.</text:p>
      <text:h text:style-name="P11" text:outline-level="4"/>
      <text:h text:style-name="P11" text:outline-level="4">Addition of more machines</text:h>
      <text:p text:style-name="P8">More machines can be added to the Digital Washing Machine when speed is necessary and resources are available. Everything still can be administered from one machine. Machines running modules can be added and removed as see fit, without interrupting the overall process of “the washing”. </text:p>
      <text:p text:style-name="P8">The Washing Machine Architecture / the router can query the network for available hosts, their machine load and capabilities (I am host 192.168.0.100, I can run moduleA (queue: 0), moduleB (queue: 10), ModuleC (queue:1))</text:p>
      <text:p text:style-name="P8">The router can use this information to re-dispatch jobs if a host doesn’t respond, and can do load balancing in the job submitting.</text:p>
      <text:p text:style-name="P8"/>
      <text:p text:style-name="P8"/>
      <text:h text:style-name="P6" text:outline-level="3">2.4.<text:change text:change-id="ct-1372247056"/><text:change-start text:change-id="ct-1372241660"/>7<text:change-end text:change-id="ct-1372241660"/> Priority Based Routing</text:h>
      <text:p text:style-name="P8">Besides assigning a module name, a router can also assign a priority to a job. Jobs with a higher priority are placed before jobs with lower priority in the queue for a specific module.<text:change text:change-id="ct-1372241548"/></text:p>
      <text:h text:style-name="P6" text:outline-level="3">2.4.<text:change text:change-id="ct-1372241436"/><text:change-start text:change-id="ct-1372241324"/>8<text:change-end text:change-id="ct-1372241324"/> Logging</text:h>
      <text:h text:style-name="P11" text:outline-level="4">Logging Decisions and Decision Tables to a Job</text:h>
      <text:p text:style-name="P7"><text:change text:change-id="ct-1372241212"/><text:span text:style-name="T2">Every time evidence runs through the router, the router will log the decision rule that was fired and the decision table that was used. This information is attached to the evidence to that its run through the washing machine can be traced.</text:span><text:change-start text:change-id="ct-1372241100"/><text:span text:style-name="T2"> The logging information ha</text:span><text:change-end text:change-id="ct-1372241100"/><text:change-start text:change-id="ct-1372240876"/><text:span text:style-name="T2">s five differnet priorities. </text:span><text:change-end text:change-id="ct-1372240876"/></text:p>
      <text:h text:style-name="P46" text:outline-level="1"><text:change-start text:change-id="ct-1372240764"/>Logging module specific inf<text:change-end text:change-id="ct-1372240764"/><text:change-start text:change-id="ct-1372240652"/>ormation</text:h>
      <text:p text:style-name="P7"><text:span text:style-name="T12">Besides logging into an evidence, a module has also a specific module log in which it </text:span><text:change-end text:change-id="ct-1372240652"/><text:change-start text:change-id="ct-1372239420"/><text:span text:style-name="T12">puts all module relevant information.This log information is also categorized along five different categories. </text:span><text:change-end text:change-id="ct-1372239420"/><text:change text:change-id="ct-1372239308"/><text:change-start text:change-id="ct-1372239196"/></text:p>
      <text:h text:style-name="P47" text:outline-level="1"/>
      <text:h text:style-name="P47" text:outline-level="1"><text:change-end text:change-id="ct-1372239196"/>3. The Root Administrator Role</text:h>
      <text:p text:style-name="P8"/>
      <text:p text:style-name="P8">The root administrator is the system administrator who is responsible for a well functioning system architecture, i.e. he/she deals with computers, networking, operating systems, backups <text:s/>and such.</text:p>
      <text:p text:style-name="P8"/>
      <text:p text:style-name="P8"/>
      <text:h text:style-name="P48" text:outline-level="2">3.1. Add / Delete Users<text:change-start text:change-id="ct-1372239084"/></text:h>
      <text:p text:style-name="P8"/>
      <text:h text:style-name="P11" text:outline-level="4">(I)<text:change-end text:change-id="ct-1372239084"/></text:h>
      <text:p text:style-name="P8">This use case very much depends on the AAA project proposal and has not been filled in. For more information about authentication, authorization and accounting see the project <text:s/>proposal about it written by Rob J. Meijer.<text:change-start text:change-id="ct-1372238972"/></text:p>
      <text:p text:style-name="P8"/>
      <text:h text:style-name="P11" text:outline-level="4">(II)</text:h>
      <text:p text:style-name="P7"><text:span text:style-name="T2">A root administrator s</text:span><text:change-end text:change-id="ct-1372238972"/><text:change-start text:change-id="ct-1372238860"/><text:span text:style-name="T2">imply creates users with a login and a password. </text:span><text:change-end text:change-id="ct-1372238860"/><text:change-start text:change-id="ct-1372238748"/><text:span text:style-name="T2">The password should be changed when the user first logs in.</text:span></text:p>
      <text:p text:style-name="P8"/>
      <text:h text:style-name="P11" text:outline-level="4">(III)</text:h>
      <text:p text:style-name="P7"><text:span text:style-name="T2">The wash</text:span><text:change-end text:change-id="ct-1372238748"/><text:change-start text:change-id="ct-1372238636"/><text:span text:style-name="T2">ing machine uses the nt-domain that is available, and uses all users that are available there. </text:span><text:change-end text:change-id="ct-1372238636"/></text:p>
      <text:h text:style-name="P48" text:outline-level="2"/>
      <text:h text:style-name="P48" text:outline-level="2">3.2 Maintain Washing Machine</text:h>
      <text:p text:style-name="P8"/>
      <text:p text:style-name="P8">Maintaining the washing machine is the most important taks of the root administrator. <text:s/>It consists of maintaining the modules and maintaining the database.</text:p>
      <text:h text:style-name="P6" text:outline-level="3">3.2.1 Monitoring Modules</text:h>
      <text:p text:style-name="P8">A Root Administrator can get the status of each module. If necessary he can restart a module. </text:p>
      <text:h text:style-name="P6" text:outline-level="3">3.2.2 Configure Modules</text:h>
      <text:p text:style-name="P8">A Root Administrator can configure the modules that exist in the Digital Washing Machine. The following actions are available.</text:p>
      <text:p text:style-name="P8"/>
      <text:h text:style-name="P11" text:outline-level="4">Adding a New Module (I)</text:h>
      <text:p text:style-name="P7"><text:span text:style-name="T2">A root administrator can, after installing the new module on a system, assign it to be a module in the Digital Washing Machine. A name should be given together with an url pointing to the machine where the module is installed. </text:span><text:change-start text:change-id="ct-1372238524"/><text:span text:style-name="T2">(NB: URL conflicts with auto discovery of nodes?)</text:span><text:change-end text:change-id="ct-1372238524"/><text:change-start text:change-id="ct-1372238412"/><text:span text:style-name="T2"> </text:span><text:change-end text:change-id="ct-1372238412"/><text:change-start text:change-id="ct-1372238300"/><text:span text:style-name="T2">(n</text:span><text:change-end text:change-id="ct-1372238300"/><text:change text:change-id="ct-1388456628"/><text:change-start text:change-id="ct-1372275400"/><text:span text:style-name="T2">ew</text:span><text:change-end text:change-id="ct-1372275400"/><text:change text:change-id="ct-1374394916"/><text:change-start text:change-id="ct-1388457748"/><text:span text:style-name="T2"> case)</text:span><text:change-end text:change-id="ct-1388457748"/><text:span text:style-name="T2">Furthermore the namespace and the kinds of metadata that a module produces must be filled in. Also the rights of that module (adding metadata or adding derived evidence) can be assigned here.</text:span></text:p>
      <text:p text:style-name="P8"/>
      <text:h text:style-name="P11" text:outline-level="4">Adding a new Module (II)</text:h>
      <text:p text:style-name="P8">After a installing a module on a system, it will automatically register itself with the router. After installing the module on <text:s/>a machine, the Root Administ<text:change-start text:change-id="ct-1325466292"/>r<text:change-end text:change-id="ct-1325466292"/>ator can automatically check in the monitoring screen that it did come up. He only needs to activate it in order to place it in the Digital Washing Machine. </text:p>
      <text:p text:style-name="P8"/>
      <text:h text:style-name="P11" text:outline-level="4">Testing a new Module</text:h>
      <text:p text:style-name="P7"><text:span text:style-name="T2">A root administrator can send a piece of evidence to a module for testing. He she can select an evidence, add metadata to it on its own, and sen</text:span><text:change-start text:change-id="ct-1372238188"/><text:span text:style-name="T2">d</text:span><text:change-end text:change-id="ct-1372238188"/><text:change text:change-id="ct-1372238076"/><text:span text:style-name="T2"> it to the module for testing. Afterwards he can view the metadata and derived evidence that was added by the module. </text:span></text:p>
      <text:h text:style-name="P11" text:outline-level="4"/>
      <text:h text:style-name="P11" text:outline-level="4">Assigning Trust to a Module</text:h>
      <text:p text:style-name="P7"><text:span text:style-name="T2">A Root Administrator can select a module and add a certain amount of trust to that module. The amount of trust will be visible to the user who views the metadata produced by that module. </text:span><text:change-start text:change-id="ct-1372237964"/><text:span text:style-name="T2">???</text:span><text:change-end text:change-id="ct-1372237964"/></text:p>
      <text:p text:style-name="P8"/>
      <text:h text:style-name="P11" text:outline-level="4">Removing a Module</text:h>
      <text:p text:style-name="P8">A root administrator can select a module in order to remove it from the digital washing machine. The module will not be physically removed but all knowledge about the module will be removed from the <text:s/>router. The root administrator will first receive a warning together with the cases where the module is still used if the module still occurs in some decision tables. When the module is removed all decision rules containing that module will be removed as well. The owning case administrators will receive an alert when they log in the next time.<text:change-start text:change-id="ct-1374240728"/></text:p>
      <text:p text:style-name="P7"><text:span text:style-name="T2">I think it’s better to </text:span><text:span text:style-name="T13">disable the module for future use </text:span><text:span text:style-name="T2">instead of removing it. That way the chain of evidence is much easier to maintain.</text:span><text:change-end text:change-id="ct-1374240728"/></text:p>
      <text:p text:style-name="P8"/>
      <text:h text:style-name="P11" text:outline-level="4">Assigning new Hashes to the Digest Module</text:h>
      <text:p text:style-name="P7"><text:span text:style-name="T2">A root administrator can have a view of all evidence that is not in any digest and occurs in more than 5 different cases. He can then select a subset of them. They are then added to the digest databases in a separate set “often</text:span><text:change-start text:change-id="ct-1374240616"/><text:span text:style-name="T2">”</text:span><text:change-end text:change-id="ct-1374240616"/><text:change text:change-id="ct-1374240504"/><text:span text:style-name="T2">.</text:span></text:p>
      <text:p text:style-name="P8"/>
      <text:h text:style-name="P11" text:outline-level="4">Creating Predefined Configuration Tables for the Case Administrator</text:h>
      <text:p text:style-name="P8">A root administrator can select a set of predefined parts of configurations for the router. These configurations consists of rules that trigger certain modules. A Case Administrator can then select those rules to included them in the decision table for processing the case. Creation of the predefined configuration tables is given in table: </text:p>
      <text:p text:style-name="P8"/>
      <text:h text:style-name="P11" text:outline-level="4">Adding a new Viewer</text:h>
      <text:p text:style-name="P8">A Root Administrator can install a new viewer that is used to view a certain piece of evidenced (e.g., a mail-viewer). </text:p>
      <text:p text:style-name="P8"/>
      <text:h text:style-name="P6" text:outline-level="3">3.2.3 Remotely Administrating Machines in the Washing Machine</text:h>
      <text:p text:style-name="P8">A root administrator can remotely view the status on the different machines. These are the amount of available modules, the busy modules, the load and the disk space. All actions can be done from a central place. </text:p>
      <text:p text:style-name="P8"/>
      <text:h text:style-name="P48" text:outline-level="2">3.3 Start and Stop the Washing Machine</text:h>
      <text:p text:style-name="P8"/>
      <text:h text:style-name="P11" text:outline-level="4">Shutting down the Washing Machine </text:h>
      <text:p text:style-name="P8">A root administrator can shut down the washing machine. He will be asked to confirm his decision. When he does, all modules, and the router will shut down. </text:p>
      <text:p text:style-name="P8"/>
      <text:h text:style-name="P11" text:outline-level="4">Starting the Washing Machine </text:h>
      <text:p text:style-name="P8">A root administrator starts the whole washing machine.<text:change-start text:change-id="ct-1374240280"/></text:p>
      <text:p text:style-name="P8"><text:change-end text:change-id="ct-1374240280"/></text:p>
      <text:h text:style-name="P48" text:outline-level="2">3.4 Maintain All Cases</text:h>
      <text:h text:style-name="P6" text:outline-level="3">3.4.1 Taking a Case offline</text:h>
      <text:h text:style-name="P11" text:outline-level="4">(I)</text:h>
      <text:p text:style-name="P8">A Root Administrator decides to take the case offline when a case is finished running into the washing machine. All data for that case is written to a file together with the current implementation of the Digital Washing Machine, including all available modules. </text:p>
      <text:p text:style-name="P8"><text:change-start text:change-id="ct-1374240168"/></text:p>
      <text:p text:style-name="P8"><text:change-end text:change-id="ct-1374240168"/></text:p>
      <text:h text:style-name="P11" text:outline-level="4">(II)</text:h>
      <text:p text:style-name="P8">A Root Administrator decides to take the case offline when a case is finished running into the washing machine. Only the source code of the modules together with all acquired data is written.</text:p>
      <text:p text:style-name="P8"/>
      <text:h text:style-name="P6" text:outline-level="3">3.4.2 Taking a Case Online</text:h>
      <text:p text:style-name="P8">A case can be taken online by the Root Administrator. The data is again put in the database and available for viewing. Optionally, that implementation of the washing machine is also installed.</text:p>
      <text:p text:style-name="P8"/>
      <text:h text:style-name="P48" text:outline-level="2">3.4.3 Accounting Logging</text:h>
      <text:p text:style-name="P8">A root administrator can view all general configuration changes.</text:p>
      <text:h text:style-name="P48" text:outline-level="2">3.5 Other Requirements for the Root Administrator</text:h>
      <text:h text:style-name="P6" text:outline-level="3">3.5.1 Administering the Washing Machine Through a Web Interface</text:h>
      <text:p text:style-name="P8">All administering actions for the washing machine are available by means of a web interface.</text:p>
      <text:p text:style-name="P8"/>
      <text:h text:style-name="P6" text:outline-level="3">3.5.2 Installing a Digital Wash Machine</text:h>
      <text:p text:style-name="P8">When supporting a ‘kernteam’ a Digital Investigator should be able to get a copy of the Digital Washing Machine and install it on a single CDROM. He can then go to the ‘kernteam’ and install it on a single machine. If necessary he can install the windows modules on a second machine. </text:p>
      <text:h text:style-name="P10" text:outline-level="1"><text:span text:style-name="T2">4. </text:span><text:change text:change-id="ct-1374240056"/><text:change-start text:change-id="ct-1374239720"/><text:span text:style-name="T2">Functional Application Administrator</text:span><text:change-end text:change-id="ct-1374239720"/></text:h>
      <text:p text:style-name="P7"><text:span text:style-name="T2">The </text:span><text:change text:change-id="ct-1374239608"/><text:change-start text:change-id="ct-1374239384"/><text:span text:style-name="T2">functional application administrator </text:span><text:change-end text:change-id="ct-1374239384"/><text:change text:change-id="ct-1374239272"/><text:span text:style-name="T2">is responsible for creating a case and assigning responsibilities. </text:span><text:change text:change-id="ct-1374239496"/></text:p>
      <text:h text:style-name="P48" text:outline-level="2">4.1 Configure User Permissions</text:h>
      <text:p text:style-name="P8">The team leader assigns the other roles to the members of <text:s/>the team. The exact specification is not clear now and depends on the AAA project. For more information about authentication, authorization and accounting see the project <text:s/>proposal about it written by Rob J. Meijer.</text:p>
      <text:h text:style-name="P48" text:outline-level="2">4.2 Creating a new Case</text:h>
      <text:p text:style-name="P8">When a new case is created, the Team Leader must specify the label of the case and one or more persons that are assigned to be the case administrators.</text:p>
      <text:h text:style-name="P47" text:outline-level="1">5. Case Administrator</text:h>
      <text:h text:style-name="P48" text:outline-level="2">5.1 Configure Routing</text:h>
      <text:p text:style-name="P8">The configuration of router determines which modules get which jobs. </text:p>
      <text:h text:style-name="P6" text:outline-level="3">5.1.1 Select Router Decision Table </text:h>
      <text:p text:style-name="P8">A case administrator can select a decision table from a set that is given by the root Administrator.</text:p>
      <text:h text:style-name="P6" text:outline-level="3">5.1.2 Editing the Router Decision Table </text:h>
      <text:p text:style-name="P8"/>
      <text:h text:style-name="P11" text:outline-level="4">(I)</text:h>
      <text:p text:style-name="P8">A Case Administrator selects ‘router configuration’. He will be presented with a set of decision rules. He will be able to edit them manually. The rules exist of the form</text:p>
      <text:p text:style-name="P7"><text:span text:style-name="T2">‘name space’ ‘metadatatype’ ‘value’ <text:s/></text:span><text:span text:style-name="T14"></text:span><text:span text:style-name="T2"> ‘module’. Name space and metadatatype can be selected from a list. Value must be filled in by hand.</text:span></text:p>
      <text:h text:style-name="P11" text:outline-level="4"><text:s/>(II)</text:h>
      <text:p text:style-name="P8">Besides creating rules of the above form, an administrator can also create rules using Boolean expressions (AND OR). <text:s/>The interface is similar as above except for ‘add AND’ and ‘add OR’ buttons behind every rule. </text:p>
      <text:p text:style-name="P8"/>
      <text:h text:style-name="P11" text:outline-level="4">Creating and Saving Router Decision Tables</text:h>
      <text:p text:style-name="P8">A case administrator can save a selected configuration. He can also open an existing configurations for the specific case.</text:p>
      <text:h text:style-name="P6" text:outline-level="3">5.1.3 Testing the Router Decision Table</text:h>
      <text:p text:style-name="P8">A Case Administrator selects ‘test router configuration’. He will then be asked to select a file or directory. This file will then be sent to the router. The case administrator will be shown to which module the file will go. The file will actually be processed by the module and the result will be made available to the case administrator. After studying the result he can present (give) it again to the router which will again show its decision. </text:p>
      <text:p text:style-name="P8"/>
      <text:h text:style-name="P6" text:outline-level="3">5.1.4 Serial Batch, paralleled or parallel processing of a group.</text:h>
      <text:p text:style-name="P8"/>
      <text:h text:style-name="P11" text:outline-level="4">Serial Processing of a group of jobs</text:h>
      <text:p text:style-name="P8">A case administrator can select between serial, or parallel processing of a evidence source. When the processing is serial, all processing power of a machine is focused upon the first module. The other modules are not started until that module has finished processing. Only then, the other module is started.</text:p>
      <text:p text:style-name="P8"/>
      <text:h text:style-name="P11" text:outline-level="4">Parallel<text:change text:change-id="ct-1388179848"/>ed processing of a group of jobs</text:h>
      <text:p text:style-name="P8">A case administrator can select a set of modules which have priority over other modueles. Other modules are only started after those modules are finished. <text:s/></text:p>
      <text:h text:style-name="P48" text:outline-level="2">5.2 Configure One Case </text:h>
      <text:h text:style-name="P6" text:outline-level="3">5.2.1 Adding new Evidence</text:h>
      <text:h text:style-name="P11" text:outline-level="4">(I)</text:h>
      <text:p text:style-name="P7"><text:span text:style-name="T2">A Case Administrator selects a file or directory that has earlier been place</text:span><text:change-start text:change-id="ct-1374239160"/><text:span text:style-name="T2">d</text:span><text:change-end text:change-id="ct-1374239160"/><text:span text:style-name="T2"> on a file server available to the Washing Machine. <text:s/>He will also assign it with an evidence source. The evidence source can be selected from the list of available evidence sources or can be filled in. <text:s/>A new evidence is created and added to the router for further processing. All evidence derived from this evidence can be traced back to this evidence and evidence source.</text:span><text:change-start text:change-id="ct-1374239048"/><text:span text:style-name="T2"> The evidence source itself also contains the number that was given by foreign id <text:s/>instance and a field to store remarks about the evidence.</text:span><text:change-end text:change-id="ct-1374239048"/></text:p>
      <text:p text:style-name="P8"/>
      <text:h text:style-name="P11" text:outline-level="4">(II) </text:h>
      <text:p text:style-name="P8">During the creation of an image, a Case Administrator can select an xml file that is generated by a small program that is included in the digibox/encaser. That xml file describes an image of an hard disk confiscated during a raid, including metadata with respect to location, law enforcement officers involved, timestamps, etc. The system will create a job out of this information and starts processing it. <text:s/></text:p>
      <text:p text:style-name="P8"><text:change-start text:change-id="ct-1374238488"/></text:p>
      <text:h text:style-name="P11" text:outline-level="4">(III)<text:change-end text:change-id="ct-1374238488"/></text:h>
      <text:p text:style-name="P7"><text:change-start text:change-id="ct-1374238376"/><text:span text:style-name="T2">Most of the administration about the evidence sources and cases is at this moment done in the webbase database. </text:span><text:change-end text:change-id="ct-1374238376"/><text:change-start text:change-id="ct-1374238264"/><text:span text:style-name="T2">When a Case Administrator wants to enter one of the evidence sources in the Washing machine he selects one of the evidence sources in the webbase and the physical location of the image. </text:span><text:change-end text:change-id="ct-1374238264"/><text:change-start text:change-id="ct-1374238152"/><text:span text:style-name="T2">All relevant information about the evidence source of item is retrieved from webbase.</text:span><text:change-end text:change-id="ct-1374238152"/><text:change-start text:change-id="ct-1374238040"/></text:p>
      <text:p text:style-name="P8"/>
      <text:h text:style-name="P11" text:outline-level="4">(IV)</text:h>
      <text:p text:style-name="P7"><text:span text:style-name="T2">When a Case Administrator adds an Encase image, the relevant information about the evidence source is retrieved fr</text:span><text:change-end text:change-id="ct-1374238040"/><text:change-start text:change-id="ct-1374237928"/><text:span text:style-name="T2">o</text:span><text:change-end text:change-id="ct-1374237928"/><text:change-start text:change-id="ct-1374237816"/><text:span text:style-name="T2">m the Encase image.</text:span><text:change-end text:change-id="ct-1374237816"/><text:change-start text:change-id="ct-1374237704"/></text:p>
      <text:p text:style-name="P8"><text:change-end text:change-id="ct-1374237704"/></text:p>
      <text:p text:style-name="P8"/>
      <text:h text:style-name="P6" text:outline-level="3">5.2.2 Test, Submit and Retract Evidence</text:h>
      <text:h text:style-name="P11" text:outline-level="4">Resubmitting Evidence</text:h>
      <text:p text:style-name="P7"><text:span text:style-name="T2">A case administrator gets notice of a new module or wants to do a run with different (more computational-expensive) modules. He can select <text:s/>(a set of) evidences from the available evidences and resubmit them to the </text:span><text:change text:change-id="ct-1374237592"/><text:change-start text:change-id="ct-1374237480"/><text:span text:style-name="T2">router</text:span><text:change-end text:change-id="ct-1374237480"/><text:span text:style-name="T2"> where they will be further processed. </text:span></text:p>
      <text:p text:style-name="P8"/>
      <text:h text:style-name="P11" text:outline-level="4">Testing Resubmitted Evidence</text:h>
      <text:p text:style-name="P8">A case administrator wants to check whether resubmitting went ok. To do so, he can check for duplicate urls. The Duplicate Evidences are then shown. The administrator can check for each evidence whether the metadata should be merged or whether the evidence can be removed from the database. </text:p>
      <text:p text:style-name="P8"/>
      <text:h text:style-name="P11" text:outline-level="4">Retracting Evidence</text:h>
      <text:p text:style-name="P7"><text:span text:style-name="T2">A case administrator gets notice that certain evidence cannot be used anymore. Therefore he <text:s/>retracts that evidence. When this happens all data based upon this evidence will be removed from the database (Note: This could also be an end-user functionality). A checkbox is available to indicate that the underlying files in the directory should be removed as well.</text:span><text:change-start text:change-id="ct-1374237256"/><text:span text:style-name="T2"> </text:span></text:p>
      <text:p text:style-name="P8"/>
      <text:p text:style-name="P8">Before retracting evidence a case administrator should type in its password to assure the validity of the request.</text:p>
      <text:h text:style-name="P6" text:outline-level="3"/>
      <text:h text:style-name="P6" text:outline-level="3"><text:change-end text:change-id="ct-1374237256"/></text:h>
      <text:h text:style-name="P6" text:outline-level="3">5.2.3 Viewing the Case log</text:h>
      <text:p text:style-name="P8">A case administrator can view all messages that were logged while processing the case. Initially this will be the viewing of errors, overloads, and offline events that occurred.</text:p>
      <text:p text:style-name="P8"/>
      <text:h text:style-name="P6" text:outline-level="3">5.2.4 Status Overview</text:h>
      <text:p text:style-name="P8">A case administrator can view an overview of the system. Per module instance is determined how many jobs are sent to the module (cumulative over all cases and for the specific case), whether the module is overloaded or offline, how many jobs are open for that module (sent, but not received) and how many jobs are still waiting to be sent to the module in case the module is overloaded.</text:p>
      <text:p text:style-name="P8"><text:s/></text:p>
      <text:h text:style-name="P6" text:outline-level="3">5.2.6 Accounting Logging</text:h>
      <text:p text:style-name="P7"><text:span text:style-name="T2">An Administrator can view all changes</text:span><text:change-start text:change-id="ct-1374237144"/><text:span text:style-name="T2"> </text:span><text:change-end text:change-id="ct-1374237144"/><text:span text:style-name="T2">to the case configuration that have occurred. </text:span></text:p>
      <text:p text:style-name="P8"/>
      <text:h text:style-name="P6" text:outline-level="3">5.2.7 Setting security levels on evidence, metadata, and job-log-info.</text:h>
      <text:p text:style-name="P8">A case administrator can set security levels on each piece of evidence or metadata in a case or evidence source. A investigator with permission for a case cannot see evidence with a security level higher than her authorization level. </text:p>
      <text:h text:style-name="P47" text:outline-level="1">6. Investigator</text:h>
      <text:p text:style-name="P8"/>
      <text:p text:style-name="P8">The following use cases exist for this role:</text:p>
      <text:p text:style-name="P8"/>
      <text:h text:style-name="P48" text:outline-level="2">6.1 Logging in</text:h>
      <text:p text:style-name="P8">An investigator can log in by providing a certificate, a user name and a password. For more <text:s/>information about authentication and authorization see the project proposal. Two sub roles exist. One in which the user is allowed to add user notes to every evidence and one in which the user can only view the data.</text:p>
      <text:p text:style-name="P8"/>
      <text:h text:style-name="P48" text:outline-level="2">6.2 Selecting a Case</text:h>
      <text:p text:style-name="P8">After logging in the user is presented with a selection of all cases to which access is granted. He can then select one. </text:p>
      <text:h text:style-name="P49" text:outline-level="2"/>
      <text:h text:style-name="P49" text:outline-level="2"><text:span text:style-name="T2">6.3 </text:span><text:change-start text:change-id="ct-1374237032"/><text:span text:style-name="T2">Viewing an Evidence Source</text:span><text:change-end text:change-id="ct-1374237032"/></text:h>
      <text:p text:style-name="P8">A user can select an evidence source. When an evidence source is selected, the user is presented with some overall statistics. The following statistics are mentioned:</text:p>
      <text:list text:style-name="WW8Num11">
        <text:list-item>
          <text:p text:style-name="P50">Amount of files</text:p>
        </text:list-item>
        <text:list-item>
          <text:p text:style-name="P50">Amount of files for each Hash Type</text:p>
        </text:list-item>
        <text:list-item>
          <text:p text:style-name="P50">Amount of files for each file type (hierarchical).</text:p>
        </text:list-item>
        <text:list-item>
          <text:p text:style-name="P50">System Operating System (if available.). OS-type, OS-language.</text:p>
        </text:list-item>
        <text:list-item>
          <text:p text:style-name="P50">When the system was installed.</text:p>
        </text:list-item>
        <text:list-item>
          <text:p text:style-name="P50">Last use of the system.</text:p>
        </text:list-item>
      </text:list>
      <text:p text:style-name="P8"/>
      <text:h text:style-name="P6" text:outline-level="3">6.3.1 Viewing status of an Evidence Source</text:h>
      <text:p text:style-name="P8">A user can view a progress report of an Evidence Source. Here she can see how many evidences are currently being processed. How many evidences are fully processed, and how many evidences still need to be processed. </text:p>
      <text:p text:style-name="P8"/>
      <text:h text:style-name="P6" text:outline-level="3">6.3.2 Filtering the Evidences</text:h>
      <text:p text:style-name="P8"/>
      <text:h text:style-name="P11" text:outline-level="4">Ba<text:change text:change-id="ct-1372214504"/>s<text:change-start text:change-id="ct-1388456740"/>i<text:change-end text:change-id="ct-1388456740"/>c Filtering Evidence (I)</text:h>
      <text:p text:style-name="P7"><text:span text:style-name="T2">A user can create a query consisting of one or more metadata values. They can be combined using OR, AND and NOT operators. When the query is created</text:span><text:change-start text:change-id="ct-1374395364"/><text:span text:style-name="T2">,</text:span><text:change-end text:change-id="ct-1374395364"/><text:span text:style-name="T2"> references to all results will be shown. Another selection criteria include evidence source, and keywords.</text:span></text:p>
      <text:p text:style-name="P8"/>
      <text:h text:style-name="P11" text:outline-level="4">Filtering Evidences with Regular Expressions</text:h>
      <text:p text:style-name="P8">Similar as the one above except that the user can also give regular expressions that match with possible values.</text:p>
      <text:p text:style-name="P8"/>
      <text:h text:style-name="P11" text:outline-level="4">Using Predefined Template Filters when Filtering Evidence</text:h>
      <text:p text:style-name="P8">A user can save a certain filter as being the standard filter. For instance, she may select the standard that evidence should not occurs in the ‘NIST’ digest. This part will <text:s/>then already be filled in the next time she tries to construct a filter.</text:p>
      <text:h text:style-name="P6" text:outline-level="3">6.3.3 Viewing an Evidence</text:h>
      <text:p text:style-name="P8">A user can view evidences which are shown in the results page. All data regarding the evidence is shown. This include metadata, sha1, md5, derived evidence from this evidence, and the evidence from which this evidence is derived. The system should be designed such that viewers can be selected for specific kinds of data e.g., a mail can be viewed with a mail viewer. A user can switch between available viewers for a certain evidence. </text:p>
      <text:p text:style-name="P8"/>
      <text:p text:style-name="P51"><text:change-start text:change-id="ct-1374395476"/>Viewing directories<text:change-end text:change-id="ct-1374395476"/></text:p>
      <text:p text:style-name="P52"><text:change-start text:change-id="ct-1374395700"/>When a user views a directory all evidences in that directory are shown together with their file types. When subdirectories are available the user can open them to see a whole file tree.<text:change-end text:change-id="ct-1374395700"/></text:p>
      <text:p text:style-name="P53"/>
      <text:h text:style-name="P11" text:outline-level="4"><text:change-start text:change-id="ct-1374395924"/>Viewing picture/movie collections</text:h>
      <text:p text:style-name="P53">When a user views a collection of pictures or movies he is presen<text:change-end text:change-id="ct-1374395924"/><text:change-start text:change-id="ct-1388182536"/>t<text:change-end text:change-id="ct-1388182536"/><text:change-start text:change-id="ct-1388182424"/>ed with a set of thumbnails. <text:change-end text:change-id="ct-1388182424"/></text:p>
      <text:p text:style-name="P8"/>
      <text:h text:style-name="P6" text:outline-level="3">6.3.4 Adding User Data to an evidence </text:h>
      <text:p text:style-name="P8">If authorized, a user can add metadata to an evidence. He will be able to add comments as well as a mark an evidence as being interesting. </text:p>
      <text:h text:style-name="P6" text:outline-level="3">6.3.5 Adding bookmarks.</text:h>
      <text:p text:style-name="P7"><text:span text:style-name="T2">When the user finds a certain piece of evidence interesting, she can add a book mark for that evidence. These bookmarks are not visible for other users but can be viewed when the user returns to the web application for the next time</text:span><text:change-start text:change-id="ct-1374396036"/><text:span text:style-name="T2">.</text:span><text:change-end text:change-id="ct-1374396036"/><text:change-start text:change-id="ct-1374396148"/><text:span text:style-name="T2"> </text:span><text:change-end text:change-id="ct-1374396148"/></text:p>
      <text:h text:style-name="P48" text:outline-level="2">6.4 Creating <text:s/>Triggers</text:h>
      <text:h text:style-name="P6" text:outline-level="3">6.4.1 Creating a Trigger Profile</text:h>
      <text:p text:style-name="P8">A user can select a trigger profile. This is a set of metadata with certain values or a set of words that may occur in a file. If the trigger was activated the user is presented with a message about the event when he logs in.</text:p>
      <text:h text:style-name="P6" text:outline-level="3">6.4.2 Creating a Trigger from a Filter</text:h>
      <text:p text:style-name="P8">A user can also create a trigger from a filter that has returned useful results.</text:p>
      <text:p text:style-name="P8"><text:change-start text:change-id="ct-1374396260"/></text:p>
      <text:h text:style-name="P6" text:outline-level="3">6.4.3 Having a set of standard Triggers<text:change-end text:change-id="ct-1374396260"/><text:change-start text:change-id="ct-1374396372"/></text:h>
      <text:p text:style-name="P8">The Washing Machine already has a standard set of triggers. When <text:s/>certain anomalies are detected (e.g, mismatches between file extension and file type, a hash of a file belonging to a set of child porn files), the investigator gets an alert when he logs in. <text:change-end text:change-id="ct-1374396372"/></text:p>
      <text:h text:style-name="P6" text:outline-level="3">6.5 Viewing Timelines </text:h>
      <text:p text:style-name="P8">A user can view timelines for one or more evidence sources. The information for a time line is viewed by using the date created and date modified of the evidences belonging to the evidences. A user can select a time range. Within that range each event is shown as a dot. When the user hovers the mouse over the dot the event is shown e.g., ‘modification of c:\command.exe’.</text:p>
      <text:p text:style-name="P8"/>
      <text:p text:style-name="P8"/>
      <text:h text:style-name="P48" text:outline-level="2">6.6 Other Use Cases for the Washing Machine </text:h>
      <text:h text:style-name="P6" text:outline-level="3">6.6.1 Turning Queries that take to Long into Batch Queries</text:h>
      <text:p text:style-name="P8">When a certain filter takes too long to complete, a user can select the option ‘create batch’ In this case the results are not directly displayed but put as a bookmark for the user as soon as they are completed. The bookmark contains the cached results of the filter.</text:p>
      <text:p text:style-name="P8"/>
      <text:h text:style-name="P6" text:outline-level="3">6.6.2 Notification about Completion of an Evidence Source</text:h>
      <text:p text:style-name="P8">An investigator is alerted, e.g. by e-mail, that an evidence source is completed.</text:p>
      <text:h text:style-name="P47" text:outline-level="1">7. Other Use Cases </text:h>
      <text:p text:style-name="P8">This chapter contains use cases and specifications which cannot be assigned to one of the previous cases.</text:p>
      <text:p text:style-name="P8"/>
      <text:h text:style-name="P48" text:outline-level="2">7.1 Doing a Run for a Third Party</text:h>
      <text:p text:style-name="P8">A third-party delivers a set of disk images for processing. They are processed. After processing the results are given back to that party. The third party can then easily install the </text:p>
      <text:p text:style-name="P8">Disks on their system and view the results. <text:change text:change-id="ct-1374395252"/></text:p>
      <text:p text:style-name="P8"/>
      <text:h text:style-name="P48" text:outline-level="2">7.2 Extensibility of Filters and Reports</text:h>
      <text:p text:style-name="P8">An ICT specialist can, when a new kind of filter or report is requested, create one in a few days, depending on the complexity of the task. He does not need to change the design of the Washing Machine.</text:p>
      <text:p text:style-name="P8"/>
      <text:p text:style-name="P8"/>
      <text:h text:style-name="P47" text:outline-level="1">8. Use cases for Washing Machine in General</text:h>
      <text:p text:style-name="P8"/>
      <text:p text:style-name="P8"/>
      <text:h text:style-name="P48" text:outline-level="2">8.1 Use Cases for Securing Chain of Evidence using Public Key Infrastructure</text:h>
      <text:p text:style-name="P8"/>
      <text:p text:style-name="P8">The following cases consider the road-map from acquiring the Digital Evidence to the interpretation of the data. It has a new role, the role of District Attorney.</text:p>
      <text:p text:style-name="P8"/>
      <text:p text:style-name="P8"/>
      <text:h text:style-name="P6" text:outline-level="3">8.1.1 Creating a Case</text:h>
      <text:p text:style-name="P8">A district attorney (officier van justitie) collects all relevant metadata about the case when creating a case. This representation is given a ‘parketnummer’ and is then signed by the private key of the district attorney.</text:p>
      <text:p text:style-name="P8">The washing machine stores this resulting file and will use it to maintain the chain of evidence.</text:p>
      <text:h text:style-name="P6" text:outline-level="3">8.1.2 Creating a House Search</text:h>
      <text:p text:style-name="P7"><text:span text:style-name="T2">When a house search is approved by the district attorney or the ‘rech</text:span><text:change-start text:change-id="ct-1374395140"/><text:span text:style-name="T2">t</text:span><text:change-end text:change-id="ct-1374395140"/><text:span text:style-name="T2">er commisaris’, all relevant data about the search (address, name of suspect, date, etc), including the ‘parketnummer’ is put into a single file. This representation is given a unique ‘house search’ id (zoekingsnummer) and is signed by the authorized attorney or ‘rechter commisaris’ to show his approval of <text:s/>the house search. The Digital washing machine should read this file and verify that it is indeed appropriately signed. If the ‘parketnummer’</text:span><text:change-start text:change-id="ct-1374394804"/><text:span text:style-name="T2"> </text:span><text:change-end text:change-id="ct-1374394804"/><text:span text:style-name="T2">is unknown the case file will have to be read in first. </text:span></text:p>
      <text:p text:style-name="P8"/>
      <text:h text:style-name="P6" text:outline-level="3">8.1.3 Securing Media </text:h>
      <text:p text:style-name="P8">While making a backup in a search all the relevant information about the evidence source is combined with the ‘searchid’ and the ‘parketnummer’ into a digital representation. This representation is then given a unique evidenceid and is then signed by the private key of the Digital Investigator to ensure forensic validity.</text:p>
      <text:p text:style-name="P8">The Digital Washing machine will read this representation and validate the chain of evidence. If the search-id is unknown, the house-search file must be read in first. This way, the Washing Machine stores a valid chain from the person who confiscated the evidence source to the one who approved of the house search to the one that started the case.</text:p>
      <text:h text:style-name="P6" text:outline-level="3">8.1.4 Signal that the Evidence cannot be traced to a case<text:tab/></text:h>
      <text:p text:style-name="P8">This case is similar to the previous ones. However, instead of refusing an evidence source whose origin cannot be traced, the source is accepted but every evidence is marked as coming from an untraced source.</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nl" fo:country="NL"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nl" fo:country="NL"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center" style:justify-single-word="false" style:text-autospace="none"/>
      <style:text-properties fo:color="#000000" fo:font-size="16pt" style:font-size-asian="16pt" style:font-size-complex="24pt"/>
    </style:style>
    <style:style style:name="Text_20_body_20_indent" style:display-name="Text body indent" style:family="paragraph" style:parent-style-name="Standard" style:class="text">
      <style:paragraph-properties fo:margin-left="0.635cm" fo:margin-right="0cm" fo:text-indent="0cm" style:auto-text-indent="false"/>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keep-with-next="always" style:text-autospace="none"/>
      <style:text-properties fo:color="#000000" fo:font-style="italic" style:font-style-asian="italic" style:font-size-complex="24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cm"/>
      <style:text-properties fo:font-style="italic" fo:font-weight="bold" style:font-style-asian="italic"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indent="0cm" style:auto-text-indent="false"/>
      <style:text-properties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WW-Platte_20_tekst_20_2" style:display-name="WW-Platte tekst 2" style:family="paragraph" style:parent-style-name="Standard">
      <style:text-properties fo:color="#000000" fo:language="en" fo:country="US" style:font-size-complex="24pt" style:font-style-complex="italic"/>
    </style:style>
    <style:style style:name="Footnote_20_Symbol" style:display-name="Footnote Symbol" style:family="text" style:parent-style-name="WW-Standaardalinea-lettertype">
      <style:text-properties style:text-position="super 58%"/>
    </style:style>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Standaardalinea-lettertyp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1"/>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1"/>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style:font-name="Courier New1"/>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style:font-name="Courier New1"/>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style:font-name="Courier New1"/>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1"/>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1"/>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list-level-style-number text:level="1" style:num-suffix="." style:num-format="1">
        <style:list-level-properties text:min-label-width="0.741cm"/>
      </text:list-level-style-number>
      <text:list-level-style-number text:level="2" style:num-suffix="." style:num-format="1" text:display-levels="2">
        <style:list-level-properties text:min-label-width="0.741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27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1.905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2.54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Functionele Specificatie Wasstraat v1</dc:title>
    <meta:initial-creator>I004-Simons</meta:initial-creator>
    <meta:creation-date>2003-08-28T13:31:00</meta:creation-date>
    <dc:date>2007-04-25T19:38:50</dc:date>
    <meta:print-date>2004-02-02T10:01:00</meta:print-date>
    <dc:language>nl-NL</dc:language>
    <meta:editing-cycles>18</meta:editing-cycles>
    <meta:editing-duration>PT8H29M1S</meta:editing-duration>
    <meta:user-defined meta:name="Info 1"/>
    <meta:user-defined meta:name="Info 2"/>
    <meta:user-defined meta:name="Info 3"/>
    <meta:user-defined meta:name="Info 4"/>
    <meta:document-statistic meta:table-count="0" meta:image-count="1" meta:object-count="3" meta:page-count="28" meta:paragraph-count="437" meta:word-count="7371" meta:character-count="43455"/>
  </office:meta>
</office:document-meta>
</file>